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Noto Serif CJK SC" svg:font-family="'Noto Serif CJK SC'" style:font-family-generic="system" style:font-pitch="variable"/>
    <style:font-face style:name="Orthodox.tt Ucs8" svg:font-family="'Orthodox.tt Ucs8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Ort.t_20_Ucs8.30">
      <style:paragraph-properties fo:line-height="100%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3626in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Fedorovsk Unicode1" style:font-name-complex="Fedorovsk Unicode1"/>
    </style:style>
    <style:style style:name="P5" style:family="paragraph" style:parent-style-name="Standard">
      <style:paragraph-properties fo:text-align="center" style:justify-single-word="false" fo:break-before="page">
        <style:tab-stops>
          <style:tab-stop style:position="2.3626in"/>
        </style:tab-stops>
      </style:paragraph-properties>
    </style:style>
    <style:style style:name="T1" style:family="text">
      <style:text-properties style:font-name="Fedorovsk Unicode1" fo:font-size="18pt" style:font-size-asian="18pt" style:font-name-complex="Fedorovsk Unicode1" style:font-size-complex="18pt"/>
    </style:style>
    <style:style style:name="T2" style:family="text">
      <style:text-properties style:font-name="Fedorovsk Unicode1" fo:font-size="18pt" style:font-name-asian="DejaVu Sans" style:font-size-asian="18pt" style:font-name-complex="Fedorovsk Unicode1" style:font-size-complex="18pt"/>
    </style:style>
    <style:style style:name="T3" style:family="text">
      <style:text-properties style:font-name="Fedorovsk Unicode1" fo:font-size="18pt" fo:language="ru" fo:country="RU" style:font-size-asian="18pt" style:font-name-complex="Fedorovsk Unicode1" style:font-size-complex="18pt"/>
    </style:style>
    <style:style style:name="T4" style:family="text">
      <style:text-properties style:font-name="Fedorovsk Unicode1" fo:font-size="18pt" fo:language="ru" fo:country="RU" style:font-name-asian="Fedorovsk Unicode" style:font-size-asian="18pt" style:font-name-complex="Fedorovsk Unicode1" style:font-size-complex="18pt"/>
    </style:style>
    <style:style style:name="T5" style:family="text">
      <style:text-properties style:font-name="Fedorovsk Unicode1" fo:font-size="18pt" fo:language="ru" fo:country="RU" style:font-name-asian="DejaVu Sans" style:font-size-asian="18pt" style:font-name-complex="Fedorovsk Unicode1" style:font-size-complex="18pt"/>
    </style:style>
    <style:style style:name="T6" style:family="text">
      <style:text-properties style:font-name="Fedorovsk Unicode1" fo:font-size="18pt" style:font-name-asian="Fedorovsk Unicode" style:font-size-asian="18pt" style:font-name-complex="Fedorovsk Unicode1" style:font-size-complex="18pt"/>
    </style:style>
    <style:style style:name="T7" style:family="text">
      <style:text-properties style:font-name="Fedorovsk Unicode1" style:font-name-complex="Fedorovsk Unicode1"/>
    </style:style>
    <style:style style:name="T8" style:family="text">
      <style:text-properties fo:color="#ff0000" loext:opacity="100%" style:font-name="Fedorovsk Unicode1" fo:font-size="18pt" style:font-size-asian="18pt" style:font-name-complex="Fedorovsk Unicode1" style:font-size-complex="18pt"/>
    </style:style>
    <style:style style:name="T9" style:family="text">
      <style:text-properties fo:color="#ff0000" loext:opacity="100%" style:font-name="Fedorovsk Unicode1" fo:font-size="18pt" fo:language="ru" fo:country="RU" style:font-size-asian="18pt" style:font-name-complex="Fedorovsk Unicode1" style:font-size-complex="18pt"/>
    </style:style>
    <style:style style:name="T10" style:family="text">
      <style:text-properties fo:color="#ff0000" loext:opacity="100%" style:font-name="Fedorovsk Unicode1" fo:font-size="18pt" fo:language="ru" fo:country="RU" style:font-name-asian="DejaVu Sans" style:font-size-asian="18pt" style:font-name-complex="Fedorovsk Unicode1" style:font-size-complex="18pt"/>
    </style:style>
    <style:style style:name="T11" style:family="text">
      <style:text-properties fo:color="#ff0000" loext:opacity="100%" style:font-name="Fedorovsk Unicode" fo:font-size="18pt" style:font-name-asian="DejaVu Sans" style:font-size-asian="18pt" style:font-name-complex="Fedorovsk Unicode" style:font-size-complex="18pt"/>
    </style:style>
    <style:style style:name="T12" style:family="text">
      <style:text-properties fo:color="#ff0000" loext:opacity="100%" style:font-name="Fedorovsk Unicode" fo:font-size="18pt" style:font-name-asian="DejaVu Sans" style:font-size-asian="18pt" style:language-asian="ru" style:country-asian="RU" style:font-name-complex="Fedorovsk Unicode" style:font-size-complex="18pt"/>
    </style:style>
    <style:style style:name="T13" style:family="text">
      <style:text-properties fo:color="#ff0000" loext:opacity="100%" style:font-name="Fedorovsk Unicode" fo:font-size="18pt" style:font-name-asian="Fedorovsk Unicode" style:font-size-asian="18pt" style:font-name-complex="Fedorovsk Unicode" style:font-size-complex="18pt"/>
    </style:style>
    <style:style style:name="T14" style:family="text">
      <style:text-properties fo:color="#ff0000" loext:opacity="100%" style:font-name="Fedorovsk Unicode" fo:font-size="18pt" fo:language="ru" fo:country="RU" style:font-name-asian="Fedorovsk Unicode" style:font-size-asian="18pt" style:font-name-complex="Fedorovsk Unicode" style:font-size-complex="18pt"/>
    </style:style>
    <style:style style:name="T15" style:family="text">
      <style:text-properties fo:color="#ff0000" loext:opacity="100%" style:font-name="Fedorovsk Unicode" fo:font-size="18pt" fo:language="ru" fo:country="RU" style:font-name-asian="Fedorovsk Unicode" style:font-size-asian="18pt" style:language-asian="ru" style:country-asian="RU" style:font-name-complex="Fedorovsk Unicode" style:font-size-complex="18pt"/>
    </style:style>
    <style:style style:name="T16" style:family="text">
      <style:text-properties fo:color="#ff0000" loext:opacity="100%" style:font-name="Fedorovsk Unicode" fo:font-size="18pt" fo:language="ru" fo:country="RU" style:font-name-asian="DejaVu Sans" style:font-size-asian="18pt" style:font-name-complex="Fedorovsk Unicode" style:font-size-complex="18pt"/>
    </style:style>
    <style:style style:name="T17" style:family="text">
      <style:text-properties fo:color="#ff0000" loext:opacity="100%" style:font-name="Fedorovsk Unicode" fo:font-size="18pt" fo:language="ru" fo:country="RU" style:font-name-asian="DejaVu Sans" style:font-size-asian="18pt" style:language-asian="ru" style:country-asian="RU" style:font-name-complex="Fedorovsk Unicode" style:font-size-complex="18pt"/>
    </style:style>
    <style:style style:name="T18" style:family="text">
      <style:text-properties fo:color="#ff0000" loext:opacity="100%" style:font-name="Fedorovsk Unicode1" fo:font-size="18pt" fo:language="ru" fo:country="RU" style:font-size-asian="18pt" style:language-asian="ru" style:country-asian="RU" style:font-name-complex="Fedorovsk Unicode1" style:font-size-complex="18pt"/>
    </style:style>
    <style:style style:name="T19" style:family="text">
      <style:text-properties fo:color="#ff0000" loext:opacity="100%" style:font-name="Fedorovsk Unicode1" fo:font-size="18pt" fo:language="ru" fo:country="RU" style:font-size-asian="18pt" style:font-name-complex="Fedorovsk Unicode1" style:font-size-complex="18pt"/>
    </style:style>
    <style:style style:name="T20" style:family="text">
      <style:text-properties fo:color="#ff0000" loext:opacity="100%" style:font-name="Fedorovsk Unicode1" fo:font-size="18pt" fo:language="ru" fo:country="RU" style:font-name-asian="Fedorovsk Unicode1" style:font-size-asian="18pt" style:language-asian="ru" style:country-asian="RU" style:font-name-complex="Fedorovsk Unicode1" style:font-size-complex="18pt"/>
    </style:style>
    <style:style style:name="T21" style:family="text">
      <style:text-properties fo:color="#ff0000" loext:opacity="100%" style:font-name="Fedorovsk Unicode1" fo:font-size="18pt" fo:language="ru" fo:country="RU" style:font-name-asian="DejaVu Sans" style:font-size-asian="18pt" style:language-asian="ru" style:country-asian="RU" style:font-name-complex="Fedorovsk Unicode1" style:font-size-complex="18pt"/>
    </style:style>
    <style:style style:name="T22" style:family="text">
      <style:text-properties fo:color="#ff0000" loext:opacity="100%" style:font-name="Fedorovsk Unicode1" fo:font-size="18pt" fo:language="ru" fo:country="RU" style:font-name-asian="Fedorovsk Unicode" style:font-size-asian="18pt" style:language-asian="ru" style:country-asian="RU" style:font-name-complex="Fedorovsk Unicode1" style:font-size-complex="18pt"/>
    </style:style>
    <style:style style:name="T23" style:family="text">
      <style:text-properties fo:color="#ff0000" loext:opacity="100%" style:font-name="Fedorovsk Unicode1" fo:font-size="18pt" fo:language="ru" fo:country="RU" style:font-name-asian="Times New Roman" style:font-size-asian="18pt" style:language-asian="ru" style:country-asian="RU" style:font-name-complex="Fedorovsk Unicode1" style:font-size-complex="18pt"/>
    </style:style>
    <style:style style:name="T24" style:family="text">
      <style:text-properties fo:color="#ff0000" loext:opacity="100%" style:font-name="Fedorovsk Unicode1" fo:font-size="18pt" style:font-size-asian="18pt" style:language-asian="ru" style:country-asian="RU" style:font-name-complex="Fedorovsk Unicode1" style:font-size-complex="18pt"/>
    </style:style>
    <style:style style:name="T25" style:family="text">
      <style:text-properties fo:color="#ff0000" loext:opacity="100%" style:font-name="Fedorovsk Unicode1" fo:font-size="18pt" style:font-size-asian="18pt" style:font-name-complex="Fedorovsk Unicode1" style:font-size-complex="18pt"/>
    </style:style>
    <style:style style:name="T26" style:family="text">
      <style:text-properties fo:color="#ff0000" loext:opacity="100%" style:font-name="Fedorovsk Unicode1" fo:font-size="18pt" style:font-name-asian="Fedorovsk Unicode1" style:font-size-asian="18pt" style:language-asian="ru" style:country-asian="RU" style:font-name-complex="Fedorovsk Unicode1" style:font-size-complex="18pt"/>
    </style:style>
    <style:style style:name="T27" style:family="text">
      <style:text-properties fo:color="#ff0000" loext:opacity="100%" style:font-name="Fedorovsk Unicode1" fo:font-size="18pt" style:font-name-asian="Fedorovsk Unicode1" style:font-size-asian="18pt" style:font-name-complex="Fedorovsk Unicode1" style:font-size-complex="18pt"/>
    </style:style>
    <style:style style:name="T28" style:family="text">
      <style:text-properties fo:color="#ff0000" loext:opacity="100%" style:font-name="Fedorovsk Unicode1" fo:font-size="18pt" style:font-name-asian="Times New Roman" style:font-size-asian="18pt" style:font-name-complex="Fedorovsk Unicode1" style:font-size-complex="18pt"/>
    </style:style>
    <style:style style:name="T29" style:family="text">
      <style:text-properties fo:color="#ff0000" loext:opacity="100%" style:font-name="Fedorovsk Unicode1" fo:font-size="18pt" style:font-name-asian="Times New Roman" style:font-size-asian="18pt" style:language-asian="ru" style:country-asian="RU" style:font-name-complex="Fedorovsk Unicode1" style:font-size-complex="18pt"/>
    </style:style>
    <style:style style:name="T30" style:family="text">
      <style:text-properties style:font-name="Fedorovsk Unicode" fo:font-size="18pt" style:font-name-asian="Fedorovsk Unicode" style:font-size-asian="18pt" style:font-name-complex="Fedorovsk Unicode" style:font-size-complex="18pt"/>
    </style:style>
    <style:style style:name="T31" style:family="text">
      <style:text-properties style:font-name="Fedorovsk Unicode" fo:font-size="18pt" style:font-name-asian="DejaVu Sans" style:font-size-asian="18pt" style:font-name-complex="Fedorovsk Unicode" style:font-size-complex="18pt"/>
    </style:style>
    <style:style style:name="T32" style:family="text">
      <style:text-properties style:font-name="Fedorovsk Unicode" fo:font-size="18pt" fo:language="ru" fo:country="RU" style:font-name-asian="Fedorovsk Unicode" style:font-size-asian="18pt" style:font-name-complex="Fedorovsk Unicode" style:font-size-complex="18pt"/>
    </style:style>
    <style:style style:name="T33" style:family="text">
      <style:text-properties style:font-name="Fedorovsk Unicode" fo:font-size="18pt" fo:language="ru" fo:country="RU" style:font-name-asian="DejaVu Sans" style:font-size-asian="18pt" style:font-name-complex="Fedorovsk Unicode" style:font-size-complex="18pt"/>
    </style:style>
    <style:style style:name="T34" style:family="text">
      <style:text-properties style:font-name="Fedorovsk Unicode1" fo:font-size="18pt" style:font-size-asian="18pt" style:font-name-complex="Fedorovsk Unicode1" style:font-size-complex="18pt"/>
    </style:style>
    <style:style style:name="T35" style:family="text">
      <style:text-properties style:font-name="Fedorovsk Unicode1" fo:font-size="18pt" style:font-size-asian="18pt" style:language-asian="ru" style:country-asian="RU" style:font-name-complex="Fedorovsk Unicode1" style:font-size-complex="18pt"/>
    </style:style>
    <style:style style:name="T36" style:family="text">
      <style:text-properties style:font-name="Fedorovsk Unicode1" fo:font-size="18pt" style:font-name-asian="Times New Roman" style:font-size-asian="18pt" style:language-asian="ru" style:country-asian="RU" style:font-name-complex="Fedorovsk Unicode1" style:font-size-complex="18pt"/>
    </style:style>
    <style:style style:name="T37" style:family="text">
      <style:text-properties style:font-name="Fedorovsk Unicode1" fo:font-size="18pt" style:font-name-asian="Times New Roman" style:font-size-asian="18pt" style:font-name-complex="Fedorovsk Unicode1" style:font-size-complex="18pt"/>
    </style:style>
    <style:style style:name="T38" style:family="text">
      <style:text-properties style:font-name="Fedorovsk Unicode1" fo:font-size="18pt" style:font-name-asian="Fedorovsk Unicode1" style:font-size-asian="18pt" style:language-asian="ru" style:country-asian="RU" style:font-name-complex="Fedorovsk Unicode1" style:font-size-complex="18pt"/>
    </style:style>
    <style:style style:name="T39" style:family="text">
      <style:text-properties style:font-name="Fedorovsk Unicode1" fo:font-size="18pt" style:font-name-asian="Fedorovsk Unicode1" style:font-size-asian="18pt" style:font-name-complex="Fedorovsk Unicode1" style:font-size-complex="18pt"/>
    </style:style>
    <style:style style:name="T40" style:family="text">
      <style:text-properties style:use-window-font-color="true" loext:opacity="0%" style:font-name="Fedorovsk Unicode" fo:font-size="18pt" fo:language="ru" fo:country="RU" style:font-name-asian="Fedorovsk Unicode" style:font-size-asian="18pt" style:language-asian="ru" style:country-asian="RU" style:font-name-complex="Fedorovsk Unicode" style:font-size-complex="18pt"/>
    </style:style>
    <style:style style:name="T41" style:family="text">
      <style:text-properties fo:color="#000000" loext:opacity="100%" style:font-name="Fedorovsk Unicode1" fo:font-size="18pt" style:font-size-asian="18pt" style:language-asian="ru" style:country-asian="RU" style:font-name-complex="Fedorovsk Unicode1" style:font-size-complex="18pt"/>
    </style:style>
    <style:style style:name="T42" style:family="text">
      <style:text-properties fo:color="#000000" loext:opacity="100%" style:font-name="Fedorovsk Unicode1" fo:font-size="18pt" style:font-size-asian="18pt" style:font-name-complex="Fedorovsk Unicode1" style:font-size-complex="18pt"/>
    </style:style>
    <style:style style:name="T43" style:family="text">
      <style:text-properties fo:color="#000000" loext:opacity="100%" style:font-name="Fedorovsk Unicode1" fo:font-size="18pt" style:font-name-asian="Times New Roman" style:font-size-asian="18pt" style:language-asian="ru" style:country-asian="RU" style:font-name-complex="Fedorovsk Unicode1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П</text:span><text:span text:style-name="T8">ᲂᲁᲂба́етъ вѣ́ᲁати ѡ</text:span><text:span text:style-name="T11">҆</text:span><text:span text:style-name="T8"> пра́зᲁницѣ</text:span><text:span text:style-name="T11">ⷯ</text:span><text:span text:style-name="T13"> </text:span><text:span text:style-name="T8">, </text:span><text:span text:style-name="T9">в</text:span><text:span text:style-name="T14">̾ </text:span><text:span text:style-name="T10">ни</text:span><text:span text:style-name="T14">́</text:span><text:span text:style-name="T10">хъже п</text:span><text:span text:style-name="T16">ᲂ</text:span><text:span text:style-name="T10">е</text:span><text:span text:style-name="T14">́</text:span><text:span text:style-name="T10">тс</text:span><text:span text:style-name="T16">ѧ</text:span><text:span text:style-name="T10"> б҃гъ гⷭ҇ᲁь</text:span><text:span text:style-name="T14"> </text:span><text:span text:style-name="T10">. </text:span><text:span text:style-name="T8">ꙗ҆́</text:span><text:span text:style-name="T1">кѡ на</text:span><text:span text:style-name="T30">́</text:span><text:span text:style-name="T1"> три чи́ны ра</text:span><text:span text:style-name="T31">ⷥ</text:span><text:span text:style-name="T1">ᲁѣлены</text:span><text:span text:style-name="T30">̀</text:span><text:span text:style-name="T1"> пра</text:span><text:span text:style-name="T31">ⷥ</text:span><text:span text:style-name="T30"> </text:span><text:span text:style-name="T2">,</text:span><text:span text:style-name="T1"> на вели́кїѧ же , </text:span><text:span text:style-name="T3">и</text:span><text:span text:style-name="T32">҆ </text:span><text:span text:style-name="T4">на </text:span><text:span text:style-name="T3">сре</text:span><text:span text:style-name="T32">́</text:span><text:span text:style-name="T3">ᲁнїѧ</text:span><text:span text:style-name="T1"> , </text:span><text:span text:style-name="T3">и</text:span><text:span text:style-name="T32">҆ </text:span><text:span text:style-name="T4">на </text:span><text:span text:style-name="T1">ма́лыѧ . </text:span><text:span text:style-name="T8">В</text:span><text:span text:style-name="T1">ели́цїи ѹ҆́бѡ пра</text:span><text:span text:style-name="T31">ⷥ</text:span><text:span text:style-name="T30"> </text:span><text:span text:style-name="T2">,</text:span><text:span text:style-name="T1"> х</text:span><text:span text:style-name="T31">҃</text:span><text:span text:style-name="T1">вы , </text:span><text:span text:style-name="T3">и҆</text:span><text:span text:style-name="T32"> </text:span><text:span text:style-name="T3">б҃гᲂро</text:span><text:span text:style-name="T32">́</text:span><text:span text:style-name="T3">ᲁичны</text:span><text:span text:style-name="T1"> , </text:span><text:span text:style-name="T3">и҆</text:span><text:span text:style-name="T32"> </text:span><text:span text:style-name="T3">прⷣте́чева</text:span><text:span text:style-name="T1"> ᲁва̀</text:span><text:span text:style-name="T30"> </text:span><text:span text:style-name="T1">, ре́кше ржⷭ҇тво̀ и҆ ѹ҆сѣкнᲂве́нїе , и҆ ѻ҆бᲂ</text:span><text:span text:style-name="T3">ю</text:span><text:span text:style-name="T32">̀</text:span><text:span text:style-name="T1"> </text:span><text:span text:style-name="T3">верхо</text:span><text:span text:style-name="T32">́</text:span><text:span text:style-name="T5">вн</text:span><text:span text:style-name="T33">ꙋ</text:span><text:span text:style-name="T5">ю</text:span><text:span text:style-name="T1"> а҆пⷭ҇л</text:span><text:span text:style-name="T31">ꙋ</text:span><text:span text:style-name="T1"> петра̀ и҆ па́вла</text:span><text:span text:style-name="T30"> </text:span><text:span text:style-name="T1">, и҆</text:span><text:span text:style-name="T30"> </text:span><text:span text:style-name="T1">і҆ꙍа́нна б҃гᲂсло́ва ᲁва̀ . и҆́мꙋт</text:span><text:span text:style-name="T30">̾</text:span><text:span text:style-name="T6"> же</text:span><text:span text:style-name="T1"> зна́менїе крⷭ҇тъ ѡ҆крꙋже́нъ</text:span><text:span text:style-name="T30"> </text:span><text:span text:style-name="T2">.</text:span><text:span text:style-name="T1"> </text:span><text:span text:style-name="T8">🕀</text:span><text:span text:style-name="T1"> и҆́м̾же бᲁѣ́нїе </text:span><text:span text:style-name="T3">всено</text:span><text:span text:style-name="T32">́</text:span><text:span text:style-name="T5">щн</text:span><text:span text:style-name="T33">ᲂ</text:span><text:span text:style-name="T5">е сᲂверша́етсѧ по</text:span><text:span text:style-name="T32">́</text:span><text:span text:style-name="T5"> чин</text:span><text:span text:style-name="T33">ꙋ</text:span><text:span text:style-name="T5"> ѹ҆ста́ва</text:span><text:span text:style-name="T32"> </text:span><text:span text:style-name="T5">, и҆ бж</text:span><text:span text:style-name="T33">ⷭ҇</text:span><text:span text:style-name="T5">твена</text:span><text:span text:style-name="T33">ѧ</text:span><text:span text:style-name="T5"> сл</text:span><text:span text:style-name="T33">ѹ</text:span><text:span text:style-name="T32">́</text:span><text:span text:style-name="T5">жба вс</text:span><text:span text:style-name="T33">ѧ</text:span><text:span text:style-name="T32">̀</text:span><text:span text:style-name="T5"> </text:span><text:span text:style-name="T4">пра</text:span><text:span text:style-name="T33">ⷥ</text:span><text:span text:style-name="T32"> </text:span><text:span text:style-name="T5">. </text:span><text:span text:style-name="T9">С</text:span><text:span text:style-name="T3">ре</text:span><text:span text:style-name="T32">́</text:span><text:span text:style-name="T3">ᲁнїи же пра</text:span><text:span text:style-name="T33">ⷥ</text:span><text:span text:style-name="T32"> </text:span><text:span text:style-name="T5">, и҆́мꙋтъ </text:span><text:span text:style-name="T1">крⷭ҇тъ то́чїю</text:span><text:span text:style-name="T30"> </text:span><text:span text:style-name="T2">.</text:span><text:span text:style-name="T1"> </text:span><text:span text:style-name="T8">🕂</text:span><text:span text:style-name="T1"> и҆́м̾же бᲁѣ́нїе </text:span><text:span text:style-name="T3">не</text:span><text:span text:style-name="T32"> </text:span><text:span text:style-name="T5">сᲂверша́етсѧ</text:span><text:span text:style-name="T32"> , <text:s/></text:span><text:span text:style-name="T4">то́чїю </text:span><text:span text:style-name="T5">на вече́рни , бл҃же́нъ мѹ́жъ</text:span><text:span text:style-name="T32"> </text:span><text:span text:style-name="T5">, а҃ , сла</text:span><text:span text:style-name="T33">ⷡ҇</text:span><text:span text:style-name="T32"> </text:span><text:span text:style-name="T33">:</text:span><text:span text:style-name="T5"> и҆ на</text:span><text:span text:style-name="T32">́</text:span><text:span text:style-name="T5"> гⷭ҇ᲁи вᲂзваⷯ , ст</text:span><text:span text:style-name="T33">ⷯ</text:span><text:span text:style-name="T5">ры</text:span><text:span text:style-name="T32"> </text:span><text:span text:style-name="T5">, на́ ѕ҃ . ѿ прᲂизво́ла же на</text:span><text:span text:style-name="T32">́</text:span><text:span text:style-name="T5"> и҃ . и҆ чте</text:span><text:span text:style-name="T32">́</text:span><text:span text:style-name="T5">нїѧ , г҃ </text:span><text:span text:style-name="T33">:</text:span><text:span text:style-name="T5"> </text:span><text:span text:style-name="T33">[</text:span><text:span text:style-name="T5">и҆ литїѧ̀ , а҆́ще прᲂизво́льнѡ .</text:span><text:span text:style-name="T33">]</text:span><text:span text:style-name="T5"> и҆ на стихо́внѣ</text:span><text:span text:style-name="T32"> </text:span><text:span text:style-name="T5">, (с҃та́гѡ) . на ѹ҆́трени , пᲂлїєле</text:span><text:span text:style-name="T33">ѡⷭ҇</text:span><text:span text:style-name="T32"> </text:span><text:span text:style-name="T5">, и҆ є҆ѵⷢ҇а́лїе . и҆ кано</text:span><text:span text:style-name="T32">́</text:span><text:span text:style-name="T5">нъ</text:span><text:span text:style-name="T32"> </text:span><text:span text:style-name="T5">, на</text:span><text:span text:style-name="T32">́</text:span><text:span text:style-name="T5"> и҃ , и҆ славᲂсло́вїе вели́кᲂе : и҆ про́чаѧ сл</text:span><text:span text:style-name="T33">ѹ</text:span><text:span text:style-name="T32">́</text:span><text:span text:style-name="T5">жба по</text:span><text:span text:style-name="T32">́</text:span><text:span text:style-name="T5"> чин</text:span><text:span text:style-name="T33">ꙋ</text:span><text:span text:style-name="T5"> ѹ҆ста́ва</text:span><text:span text:style-name="T32"> </text:span><text:span text:style-name="T5">. </text:span><text:span text:style-name="T9">М</text:span><text:span text:style-name="T3">а́лїи же</text:span><text:span text:style-name="T1"> </text:span><text:span text:style-name="T3">пра</text:span><text:span text:style-name="T33">ⷥ </text:span><text:span text:style-name="T1">и҆́мꙋтъ</text:span><text:span text:style-name="T30"> </text:span><text:span text:style-name="T2">,</text:span><text:span text:style-name="T1"> ᲁвѣма̀ ви́ᲁы трѝ </text:span><text:span text:style-name="T3">то</text:span><text:span text:style-name="T32">́</text:span><text:span text:style-name="T3">чки</text:span><text:span text:style-name="T32"> </text:span><text:span text:style-name="T5">,</text:span><text:span text:style-name="T1"> несᲂверше́н</text:span><text:span text:style-name="T3">о</text:span><text:span text:style-name="T1"> </text:span><text:span text:style-name="T3">ѡ҆крꙋже</text:span><text:span text:style-name="T32">́</text:span><text:span text:style-name="T3">ны</text:span><text:span text:style-name="T32"> </text:span><text:span text:style-name="T5">.</text:span><text:span text:style-name="T1"> </text:span><text:span text:style-name="T8">🕃</text:span><text:span text:style-name="T1"> 🕄 . </text:span><text:span text:style-name="T9">к</text:span><text:span text:style-name="T3">ра́сенъ</text:span><text:span text:style-name="T32"> </text:span><text:span text:style-name="T5">же ви</text:span><text:span text:style-name="T32">́</text:span><text:span text:style-name="T4">ᲁъ и҆м</text:span><text:span text:style-name="T32">ѹ́</text:span><text:span text:style-name="T4">щи</text:span><text:span text:style-name="T32">ⷨ </text:span><text:span text:style-name="T4">, </text:span><text:span text:style-name="T5">на</text:span><text:span text:style-name="T32">́</text:span><text:span text:style-name="T5"> гⷭ҇ᲁи вᲂзва</text:span><text:span text:style-name="T32">́</text:span><text:span text:style-name="T5">хъ</text:span><text:span text:style-name="T32"> </text:span><text:span text:style-name="T5">, ст</text:span><text:span text:style-name="T33">ⷯ</text:span><text:span text:style-name="T5">ры</text:span><text:span text:style-name="T32"> </text:span><text:span text:style-name="T5">, на́ ѕ҃ , чте</text:span><text:span text:style-name="T32">́</text:span><text:span text:style-name="T5">нїѧ , г҃ </text:span><text:span text:style-name="T33">. </text:span><text:span text:style-name="T5">на ѹ҆́трени , кано</text:span><text:span text:style-name="T33">ⷩ҇</text:span><text:span text:style-name="T32"> </text:span><text:span text:style-name="T5">, на́ ѕ҃ . <text:s/>славᲂсло́вїе вели</text:span><text:span text:style-name="T33">ⷦ҇</text:span><text:span text:style-name="T32"> </text:span><text:span text:style-name="T5">, и҆ про́чаѧ сл</text:span><text:span text:style-name="T33">ѹ</text:span><text:span text:style-name="T32">ⷤ</text:span><text:span text:style-name="T5"> по</text:span><text:span text:style-name="T32">́</text:span><text:span text:style-name="T5"> чин</text:span><text:span text:style-name="T33">ꙋ</text:span><text:span text:style-name="T5"> ѹ҆ста́ва</text:span><text:span text:style-name="T32"> </text:span><text:span text:style-name="T5">. </text:span><text:span text:style-name="T8">ч</text:span><text:span text:style-name="T1">е́рнымъ</text:span><text:span text:style-name="T32"> </text:span><text:span text:style-name="T5">же ви</text:span><text:span text:style-name="T32">́</text:span><text:span text:style-name="T4">ᲁъ и҆м</text:span><text:span text:style-name="T32">ѹ́</text:span><text:span text:style-name="T4">щы</text:span><text:span text:style-name="T32">ⷨ</text:span><text:span text:style-name="T4"> <text:s/>то́чїю , </text:span><text:span text:style-name="T5">на</text:span><text:span text:style-name="T4">́</text:span><text:span text:style-name="T5"> гⷭ҇ᲁи вᲂзваⷯ , стⷯры на́ ѕ҃ , на ѹ҆́трени каноⷩ҇ на́ ѕ҃ , на</text:span><text:span text:style-name="T4"> </text:span><text:span text:style-name="T5">литꙋⷬ҇ по</text:span><text:span text:style-name="T4">́</text:span><text:span text:style-name="T5"> чинꙋ ѹ҆ста́ва</text:span><text:span text:style-name="T4"> </text:span><text:span text:style-name="T5">.</text:span></text:p>
      <text:p text:style-name="P4"/>
      <text:p text:style-name="P5"><text:span text:style-name="T18">СОБО</text:span><text:span text:style-name="T20">́</text:span><text:span text:style-name="T18">РНИКЪ</text:span><text:span text:style-name="T24"> В҃І</text:span><text:span text:style-name="T26"> </text:span><text:span text:style-name="T24">МЪ Мⷭ҇ЦЕМЪ</text:span></text:p>
      <text:p text:style-name="P3"><text:span text:style-name="T18">сказꙋ</text:span><text:span text:style-name="T20">́</text:span><text:span text:style-name="T18">ѧ ѿ</text:span><text:span text:style-name="T15"> </text:span><text:span text:style-name="T24">м</text:span><text:span text:style-name="T12">ⷭ҇</text:span><text:span text:style-name="T24">ц</text:span><text:span text:style-name="T18">а</text:span><text:span text:style-name="T24"> </text:span><text:span text:style-name="T18">септе</text:span><text:span text:style-name="T15">́</text:span><text:span text:style-name="T21">врї</text:span><text:span text:style-name="T18">ѧ</text:span><text:span text:style-name="T15"> </text:span><text:span text:style-name="T21">, ᲁо</text:span><text:span text:style-name="T15"> </text:span><text:span text:style-name="T22">м</text:span><text:span text:style-name="T17">ⷭ҇</text:span><text:span text:style-name="T22">ца а</text:span><text:span text:style-name="T15">҆́</text:span><text:span text:style-name="T22">вг</text:span><text:span text:style-name="T15">ꙋ</text:span><text:span text:style-name="T22">ста</text:span><text:span text:style-name="T15"> </text:span><text:span text:style-name="T24">. </text:span><text:span text:style-name="T18">по</text:span><text:span text:style-name="T15"> </text:span><text:span text:style-name="T17">ꙋ҆</text:span><text:span text:style-name="T21">ста</text:span><text:span text:style-name="T15">́</text:span><text:span text:style-name="T21">в</text:span><text:span text:style-name="T17">ꙋ</text:span><text:span text:style-name="T15"> </text:span><text:span text:style-name="T21">, и҆́же во</text:span><text:span text:style-name="T15"> і҆єрⷭ҇ли́мѣ с҃ты́ѧ ла́вры , </text:span><text:span text:style-name="T22">прпⷣбнагѡ и҆ б</text:span><text:span text:style-name="T15">҃</text:span><text:span text:style-name="T22">г</text:span><text:span text:style-name="T15">ᲂ</text:span><text:span text:style-name="T22">но</text:span><text:span text:style-name="T15">́</text:span><text:span text:style-name="T22">снагѡ ѻ҆ц҃а на́шегѡ </text:span><text:span text:style-name="T23">са</text:span><text:span text:style-name="T15">́вы ѡ҆с҃ще́ннагѡ . </text:span><text:span text:style-name="T40">М</text:span><text:span text:style-name="T15">цⷭ҇ъ </text:span><text:span text:style-name="T22">септе</text:span><text:span text:style-name="T15">́</text:span><text:span text:style-name="T21">врїи</text:span><text:span text:style-name="T15"> </text:span><text:span text:style-name="T21">, и҆́мать дні́й</text:span><text:span text:style-name="T15"> </text:span><text:span text:style-name="T21">, л</text:span><text:span text:style-name="T17">҃</text:span><text:span text:style-name="T15"> </text:span><text:span text:style-name="T21">.</text:span></text:p>
      <text:p text:style-name="P1"><text:span text:style-name="T1">[а҃] </text:span><text:span text:style-name="T8">🕃</text:span><text:span text:style-name="T8"> </text:span><text:span text:style-name="T1">Н</text:span><text:span text:style-name="T8">ача́ло и҆нᲁи́ктꙋ , є҆́же є҆́сть </text:span><text:span text:style-name="T9">но</text:span><text:span text:style-name="T27">́</text:span><text:span text:style-name="T9">вᲂмꙋ</text:span><text:span text:style-name="T8"> лѣ́тꙋ . </text:span><text:span text:style-name="T1">и҆</text:span><text:span text:style-name="T8"> па́мѧть прпⷣбнагѡ ѻ҆ц҃а на́шегѡ </text:span><text:span text:style-name="T28">с</text:span><text:span text:style-name="T8">ѷмеѡ́на сто́лпника и҆ а҆рхи́манᲁрита пе́рвыѧ ѻ҆гра́ᲁы , и҆́же бѣ̀ </text:span><text:span text:style-name="T9">во</text:span><text:span text:style-name="T8"> </text:span><text:span text:style-name="T9">а҆нті</text:span><text:span text:style-name="T8">̈</text:span><text:span text:style-name="T9">ѡхі</text:span><text:span text:style-name="T8">́</text:span><text:span text:style-name="T9">и</text:span><text:span text:style-name="T8"> , и҆ мт҃ре є҆гѡ̀ ма́рфы . </text:span><text:span text:style-name="T1">и҆</text:span><text:span text:style-name="T8"> сᲂбо́ръ прест҃ы́ѧ бцⷣы , и҆́же в̾ мїаси́нѣхъ . </text:span><text:span text:style-name="T1">и҆</text:span><text:span text:style-name="T8"> ст҃а́гѡ мч҃нка , а҆ифа́ла . </text:span><text:span text:style-name="T1">и҆</text:span><text:span text:style-name="T8"> ст҃ы́хъ мч҃нцъ четы́реᲁесѧти же́нъ . </text:span><text:span text:style-name="T1">и҆</text:span><text:span text:style-name="T8"> ст҃а́гѡ а҆ммо́на ᲁїа́кᲂна ᲂу҆чт҃лѧ и҆́хъ . </text:span><text:span text:style-name="T1">и҆</text:span><text:span text:style-name="T8"> па́мѧть ст҃ы́хъ мч҃нкъ калли́сты , є҆в̾во́ᲁа , и҆ є҆рмᲂге́на , є҆ᲁинᲂро́ᲁныхъ бра́тїи по́ плᲂти . </text:span><text:span text:style-name="T1">и҆</text:span><text:span text:style-name="T8"> па́мѧть і҆сꙋ́са на́ввина . трᲂпа́рь , и҆нᲁи́ктꙋ . гла́съ , в҃ . В</text:span><text:span text:style-name="T1">сеѧ̀ тва́ри сᲂᲁѣ́телю , и҆́же времена̀ и҆ лѣ́та свᲂе́ю ѻ҆́бластїю пᲂлᲂжи́выи , бл҃гᲂслᲂвѝ вѣне́цъ лѣ́тꙋ бл҃гᲂсти твᲂеѧ̀ гᲁⷭ҇и , сᲂхранѧ́ѧ в̾ми́рѣ гра́ᲁъ и҆ лю́ᲁи твᲂѧ̀ , мл҃твами бцⷣы , пᲂвели́цѣй твᲂе́й ми́лᲂсти .</text:span><text:span text:style-name="T8"> сла́ва . трᲂпа́рь , прпⷣбнᲂмꙋ . гла́съ , а҃ . Т</text:span><text:span text:style-name="T1">ерпѣ́нїѧ сто́лпъ бы́сть , ревнᲂва́въ пра́ѻ҆ц҃емъ прпⷣбне , і҆́ѡвꙋ во страсте́хъ , и҆ і҆ѡ́сифꙋ во и҆скꙋше́нїихъ , и҆ беспло́тныхъ житїю̀ в̾ тѣлесѝ симеѡ́не ѻ҆́ч҃е на́шъ . мᲂлѝ хрⷭ҇та̀ бг҃а , спасти́сѧ ᲁш҃а́мъ на́шимъ .</text:span><text:span text:style-name="T8"> и҆ нн҃ѣ , бцⷣѣ . гла́съ , то́йже . Р</text:span><text:span text:style-name="T1">а́ᲁꙋисѧ ѡ҆бра́ᲁᲂваннаѧ бцⷣе ᲁв҃о , приста́нище и҆ преᲁ̾ста́тельнице ро́ᲁꙋ чл҃ческᲂмꙋ . и҆з̾ тебе́ бо вᲂплᲂти́сѧ и҆зба́витель ми́рꙋ , є҆ᲁи́на є҆сѝ мт҃и и҆ ᲁв҃а , прⷭ҇нѡ бл҃гᲂслᲂве́на и҆ препрᲂсла́влена . мᲂлѝ хрⷭ҇та̀ бг҃а , ми́ръ ᲁарᲂва́ти вселе́ннѣй , и҆ ᲁш҃а́мъ на́шимъ ве́лїю ми́лᲂсть .</text:span><text:span text:style-name="T8"> кᲂнᲁа́къ , и҆нᲁи́ктꙋ . гла́съ , в҃ . Въ </text:span><text:span text:style-name="T1">вы́шнихъ живы́и хрⷭ҇тѐ цр҃ю , всѣ́мъ ви́ᲁимымъ и҆ неви́ᲁимымъ тво́рче и҆ зижᲁи́телю , и҆́же ᲁні́е и҆ но́щи , времена̀ и҆ лѣ́та сᲂтвᲂри́выи , бл҃гᲂслᲂвѝ ны́нѣ вѣне́цъ лѣ́тꙋ , сᲂблюᲁѝ и҆ сᲂхранѝ в̾ ми́рѣ странꙋ̀ на́шꙋ , и҆ гра́ᲁъ , и҆ лю́ᲁи твᲂѧ̀ мнᲂгᲂмлⷭ҇тиве .</text:span><text:span text:style-name="T8"> кᲂнᲁа́къ , прпⷣбнᲂмꙋ . глаⷭ҇ , в҃ . В</text:span><text:span text:style-name="T1">ы́шнихъ и҆ща̀ , с̾ вы́шними сᲂвᲂкꙋплѧ́ѧсѧ , и҆ кᲂлесни́цꙋ ѻ҆́гненꙋ сто́лпъ себѣ̀ сᲂᲁѣ́лавъ , тѣ́мъ сᲂбесѣ́ᲁникъ а҆́гг҃лѡмъ бы́сть , прпⷣбне симеѡ́не . с̾ни́ми же хрⷭ҇та̀ бг҃а мᲂлѝ , непреста́ннѡ ѡ҆ всѣ́хъ на́съ .</text:span></text:p>
      <text:p text:style-name="P2"><text:span text:style-name="T35">[в҃] </text:span><text:span text:style-name="T41">С</text:span><text:span text:style-name="T24">т҃а́гѡ мч҃нка ма́манта .</text:span><text:span text:style-name="T41"> </text:span><text:span text:style-name="T35">И҆́</text:span><text:span text:style-name="T24">же во ст҃ы́хъ ѻ҆ц҃а на́шегѡ і҆ѡа́нна по́стника , патрїа́рха цр҃ѧ гра́ᲁа .</text:span></text:p>
      <text:p text:style-name="P2"><text:span text:style-name="T8">трᲂпа́рь ,</text:span><text:span text:style-name="T29"> мч҃нкꙋ . гла́съ , ᲁ҃ . М</text:span><text:span text:style-name="T36">ч҃нкъ тво́й гᲁⷭ҇и ма́мантъ , во страᲁа́нїи свᲂе́мъ , вѣне́цъ прїѧ́тъ нетлѣ́нныи ѿ тебѐ бг҃а на́шегѡ . и҆мѣ́ѧ бо крѣ́пᲂсть твᲂю̀ непᲂбѣᲁи́мꙋю , мꙋ́чащихъ ᲂу҆празᲁнѝ , и҆ разрꙋшѝ бѣсо́мъ немᲂщна́ѧ шата́нїѧ . тᲂгѡ̀ мл҃твами хрⷭ҇тѐ бж҃е ꙗ҆́кѡ бл҃гъ , спасѝ ᲁш҃а на́ша .</text:span><text:span text:style-name="T8"> трᲂпа́рь ,</text:span><text:span text:style-name="T29"> прпⷣбнᲂмꙋ . гла́съ , ᲁ҃ . П</text:span><text:span text:style-name="T36">ра́вило вѣ́рѣ и҆ ѻ҆́бразъ кро́тᲂсти , вᲂз̾ᲁержа́нїю ᲂу҆чи́телѧ , ꙗ҆ви́ тѧ гᲁⷭ҇ь ста́ᲁꙋ твᲂемꙋ̀ , ꙗ҆́же веще́мъ и҆́стинна . сегѡ̀ ра́ᲁи стѧжа́въ смире́нїемъ высо́каѧ . нището́ю бᲂга́таѧ . ѻ҆́ч҃е на́шъ ст҃лю і҆ѡа́нне , мᲂлѝ хрⷭ҇та̀ бг҃а , спасти́сѧ ᲁш҃а́мъ на́шимъ .</text:span><text:span text:style-name="T29"> кᲂнᲁа́къ , мч҃нкꙋ . гла́съ , г҃ . Ж</text:span><text:span text:style-name="T36">еѕло́мъ ст҃е ѿ́ бг҃а ᲁа́ннымъ тѝ , лю́ᲁи свᲂѧ̀ ᲂу҆пасѐ , на па́житехъ зако́на живᲂно́сна . звѣ́рѧ же неви́ᲁимагѡ шата́нїе сᲂкрꙋшѝ , по́ᲁ̾нᲂзѣ тебѐ пᲂю́щихъ . ꙗ҆́кѡ всѝ и҆́же в̾ бѣᲁа́хъ тѧ̀ преᲁ̾ста́телѧ ма́манте , те́пла и҆́мамы .</text:span></text:p>
      <text:p text:style-name="P2"><text:span text:style-name="T35">[г҃] </text:span><text:span text:style-name="T41">С</text:span><text:span text:style-name="T24">т҃а́гѡ сщ҃еннᲂмч҃нка а҆нѳи́ма , </text:span><text:span text:style-name="T29">є҆пкⷭ҇па никᲂмиᲁі́йскагѡ .</text:span><text:span text:style-name="T24"> </text:span><text:span text:style-name="T41">П</text:span><text:span text:style-name="T24">рпⷣбнагѡ ѻ҆ц҃а на́шегѡ ѳеѡкти́ста ,</text:span><text:span text:style-name="T29"> спо́стника вели́кᲂмꙋ є҆в̾фи́мїю . </text:span><text:span text:style-name="T8">трᲂпа́рь ,</text:span><text:span text:style-name="T29"> мꙋ́ченикꙋ . гла́съ , ᲁ҃ . И҆</text:span><text:span text:style-name="T36"> нра́вᲂмъ прича́стникъ , и҆ престо́лᲂмъ намѣ́стникъ , а҆пⷭ҇лѡмъ бы́въ . ᲁѣѧ́нїемъ ѡ҆брѣ́те бг҃ᲂᲁх҃нᲂве́нне , бг҃ᲂвиᲁѣ́нїѧ вᲂсхо́ᲁъ . сегѡ̀ ра́ᲁи сло́во и҆́стиннᲂе и҆справлѧ́ѧ , и҆ вѣ́ры ра́ᲁи пᲂстраᲁа́лъ є҆сѝ ᲁо́крᲂве , сщ҃еннᲂмч҃нче а҆нѳи́ме . мᲂлѝ хрⷭ҇та̀ бг҃а , спасти́сѧ ᲁш҃а́мъ на́шимъ .</text:span><text:span text:style-name="T29"> </text:span><text:span text:style-name="T8">трᲂпа́рь ,</text:span><text:span text:style-name="T29"> прпⷣбнᲂмꙋ . гла́съ , и҃ . С</text:span><text:span text:style-name="T36">ле́зъ твᲂи́хъ и҆сто́чники , пꙋсты́ни без̾ча́ᲁнᲂе напᲂи́лъ є҆сѝ . и҆ є҆́же и҆з̾ глꙋбины̀ вᲂз̾ᲁыха́нїи , во́сто трꙋᲁы̀ расплᲂᲁи́лъ є҆сѝ , и҆ бы́сть свѣти́льникъ вселе́ннѣй сїѧ́ѧ чꙋ</text:span><text:span text:style-name="T43">ᲁесы̀ . </text:span><text:span text:style-name="T41">ѳеѡкти́ст</text:span><text:span text:style-name="T43">е</text:span><text:span text:style-name="T36"> ѻ҆́ч҃е на́шъ , мᲂлѝ хрⷭ҇та̀ бг҃а , спасти́сѧ ᲁш҃а́мъ на́шимъ . </text:span><text:span text:style-name="T29">кᲂнᲁа́къ , прпⷣбнᲂмꙋ . гла́съ , ᲁ҃ . Въ </text:span><text:span text:style-name="T36">по́стницѣхъ присᲂвᲂкꙋпи́сѧ вели́кᲂ</text:span><text:span text:style-name="T43">мꙋ є҆в̾фи́мїю , въ по́ᲁвизѣхъ ꙗ҆́кѡ а҆́гг҃лъ на землѝ ꙗ҆ви́сѧ , ѡ҆чища́ѧ прпⷣбне срⷣца̀ вѣ́рныхъ , бжⷭ҇твеными зна́меньми пᲂвсегᲁа̀ . сегѡ̀ ра́ᲁи любо́вїю </text:span><text:span text:style-name="T41">ѳеѡкти́ст</text:span><text:span text:style-name="T43">е</text:span><text:span text:style-name="T36"> </text:span><text:span text:style-name="T43">тѧ̀ чте́мъ . </text:span><text:span text:style-name="T29">кᲂнᲁа́къ , мꙋ́ченикꙋ . гла́съ , ᲁ҃ . Во </text:span><text:span text:style-name="T36">ст҃лехъ бл҃гᲂче́стнѡ пᲂжи́въ , и҆ мꙋче́нїѧ пꙋ́ть прᲂше́ᲁъ , и҆́ᲁᲂльскаѧ ᲂу҆гаси́лъ є҆сѝ же́ртвы . и҆ пᲂбо́рникъ бы́въ свᲂемꙋ̀ ста́ᲁꙋ бг҃ᲂмꙋ́ᲁре . тѣ́мже тѧ̀ пᲂчита́емъ и҆ та́йнѡ вᲂпїе́мъ тѝ , ѿ бѣ́ᲁъ и҆зба́ви на́съ при́снѡ свᲂи́ми мл҃твами , ѻ҆́ч҃е на́шъ а҆нѳи́ме .</text:span></text:p>
      <text:p text:style-name="P2"><text:span text:style-name="T35">[ᲁ҃] С</text:span><text:span text:style-name="T24">т҃а́гѡ сщ҃еннᲂмч҃нка вави́лы ,</text:span><text:span text:style-name="T29"> а҆рхїє҆пкⷭ҇па вели́кїѧ а҆нтїᲂхі́ѧ .</text:span><text:span text:style-name="T24"> </text:span><text:span text:style-name="T41">С</text:span><text:span text:style-name="T24">т҃а́гѡ прᲂро́ка и҆ бг҃ᲂви́ᲁца мѡѷсе́ѧ .</text:span><text:span text:style-name="T8"> трᲂпа́рь ,</text:span><text:span text:style-name="T29"> мч҃нкꙋ . гла́съ , ᲁ҃ . И҆</text:span><text:span text:style-name="T36"> нра́вᲂмъ прича́стникъ , и҆ престо́лᲂмъ намѣ́стникъ , а҆пⷭ҇лѡмъ бы́въ . ᲁѣѧ́нїемъ ѡ҆брѣ́те бг҃ᲂᲁх҃нᲂве́нне , бг҃ᲂвиᲁѣ́нїѧ вᲂсхо́ᲁъ . сегѡ̀ ра́ᲁи сло́во и҆́стиннᲂе и҆справлѧ́ѧ , и҆ вѣ́ры ра́ᲁи пᲂстраᲁа́лъ є҆сѝ ᲁо́крᲂве , сщ҃еннᲂмч҃нче вави́лᲂ . мᲂлѝ хрⷭ҇та̀ бг҃а , спасти́сѧ ᲁш҃а́мъ на́шимъ .</text:span><text:span text:style-name="T29"> </text:span><text:span text:style-name="T8">трᲂпа́рь ,</text:span><text:span text:style-name="T29"> прᲂро́кꙋ . гла́съ , в҃ . На </text:span><text:span text:style-name="T36">высᲂтꙋ̀ ᲁᲂбрᲂᲁѣ́телей взы́ᲁе прᲂро́че мѡѷсе́е , и҆ сегѡ̀ ра́ᲁи спᲂᲁо́бисѧ ви́ᲁѣти сла́вꙋ бж҃їю , скрижа́ли бл҃гᲂᲁа́тныѧ зако́на прїѧ́тъ , и҆ начерта́нїй бл҃гᲂᲁа́ть в̾ себѣ̀ нᲂсѧ̀ . и҆ прᲂро́кѡмъ бы́сть честна́ѧ пᲂхвала̀ , и҆ бл҃гᲂче́стїѧ вели́кᲂе та́инствᲂ . </text:span><text:span text:style-name="T29">ᲁрꙋгі́и , </text:span><text:span text:style-name="T8">трᲂпа́рь ,</text:span><text:span text:style-name="T29"> прᲂро́кꙋ . гла́съ , в҃ . П</text:span><text:span text:style-name="T36">рᲂро́ка твᲂегѡ̀ гᲁⷭ҇и , мѡѷсе́ѧ па́мѧть пра́зᲁнꙋюще , тᲂгѡ̀ ра́ᲁи мо́лимъ тѧ̀ , спасѝ ᲁш҃а на́ша .</text:span><text:span text:style-name="T29"> кᲂнᲁа́къ , прᲂро́кꙋ . гла́съ , в҃ . Л</text:span><text:span text:style-name="T36">и́къ прⷪ҇ро́ческїи , с̾ мѡѷсе́ѡмъ , и҆ а҆арѡ́нᲂмъ , весе́лїемъ ᲁне́сь весели́тсѧ , ꙗ҆́кѡ кᲂне́цъ прᲂро́чествїѧ и҆́хъ на на́съ и҆спо́лнисѧ . ᲁне́сь сїѧ́етъ крⷭ҇тъ , и҆́мже на́съ спа́слъ є҆сѝ . тѣ́хъ мᲂли́твами хрⷭ҇тѐ бж҃е пᲂми́лꙋй на́съ .</text:span><text:span text:style-name="T29"> кᲂнᲁа́къ , сщ҃еннᲂмч҃нкꙋ . гла́съ , и҃ . Ꙗ҆́</text:span><text:span text:style-name="T36">кѡ бл҃гᲂче́стїѧ прᲂпᲂвѣ́ᲁника , и҆ страᲁа́льцемъ ᲂу҆твержᲁе́нїе , цр҃кви прᲂславлѧ́етъ тѧ̀ вави́ло сла́вне , ѡ҆свѣща́ема ᲁне́сь . но ꙗ҆́кѡ и҆мѣ́ѧ ᲁерзнᲂве́нїе , в̾ ми́рѣ сᲂверше́ннѣ , велича́ющїѧ и҆ вᲂсхвалѧ́ющїѧ тѧ̀ , сᲂхрани́ти хрⷭ҇то́ви мᲂли́сѧ , ѽ мнᲂгᲂстраᲁа́льне .</text:span></text:p>
      <text:p text:style-name="P2"><text:span text:style-name="T24">🕂</text:span><text:span text:style-name="T38"> </text:span><text:span text:style-name="T42">П</text:span><text:span text:style-name="T8">рест҃ѣ́й бцⷣе неѡ҆пали́мѣй кꙋпинѣ̀ . трᲂпа́рь .</text:span><text:span text:style-name="T29"> гла́съ , ᲁ҃ . </text:span><text:span text:style-name="T8">И҆́</text:span><text:span text:style-name="T1">же во ѻ҆гнѣ̀ пᲂказа́выи мѡѷсе́ᲂви , є҆́же во́ плᲂти на́ землю прихо́ᲁъ тво́й , и҆ и҆́же зако́ннагѡ сщ҃е́нства а҆аро́нꙋ прᲂѡбрази́выи ѻ҆́бразᲂмъ жезла̀ бл҃гᲂᲁа́телю тѧ̀ ро́жᲁьшꙋю . є҆ѧ́же мл҃твами хрⷭ҇тѐ бж҃е на́шъ , ᲂу҆мирѝ живо́тъ на́шъ ꙗ҆́кѡ чл҃кᲂлю́бецъ .</text:span><text:span text:style-name="T8"> кᲂнᲁа́къ . гла́съ , и҃ . П</text:span><text:span text:style-name="T1">реᲁ̾ѡ҆чи́стимсѧ и҆ мы̀ бжⷭ҇твенѡ въ ᲁꙋ́сѣ , и҆ на́ гᲂрꙋ сѷна́йскꙋю вѣ́рᲂю взы́ᲁемъ , ᲁа ви́ᲁимъ та́мѡ кꙋпинꙋ̀ ѻ҆гнено́снꙋю , ᲁв҃ыѧ прᲂвᲂзвѣща́ющꙋ ржⷭ҇твᲂ̀ . и҆ ви́ᲁѣвше пᲂклᲂни́мсѧ всѝ </text:span><text:span text:style-name="T8">[пᲂкло́н̾] ,</text:span><text:span text:style-name="T1"> со́ страхᲂмъ вᲂпїю́ще , ра́ᲁꙋисѧ невѣ́сто неневѣ́стнаѧ .</text:span></text:p>
      <text:p text:style-name="P2"><text:span text:style-name="T35">[є҃] 🕃 </text:span><text:span text:style-name="T41">С</text:span><text:span text:style-name="T24">т҃а́гѡ прᲂро́ка заха́рїи , ѻ҆ц҃а ст҃а́гѡ і҆ѡа́нна прⷣтчи .</text:span><text:span text:style-name="T8"> трᲂпа́рь .</text:span><text:span text:style-name="T29"> гла́съ , ᲁ҃ . С</text:span><text:span text:style-name="T43">щ҃е́нст</text:span><text:span text:style-name="T36">ва ѻ҆ᲁе́жᲁею премꙋ́ᲁре ѡ҆ᲁѣ́ѧнъ , по зако́нꙋ бж҃їю , всесᲂжже́нїѧ прїѧ́тна , сщ҃еннᲂлѣ́пнѡ прине́слъ є҆сѝ заха́рїе , и҆ бы́сть свѣти́льникъ , и҆ зри́тель та́йнамъ . скрыжа́ли ѡ҆бра́знѡ бл҃гᲂᲁа́тныѧ в̾ себѣ̀ нᲂсѧ̀ , и҆звѣ́стнѡ мꙋ́ᲁре . и҆ мече́мъ закла́нъ бы́въ в̾ хра́мѣ бж҃їи . хрⷭ҇то́въ прᲂро́че с̾ прⷣтчею , мᲂлѝ спасти́сѧ ᲁш҃а́мъ на́шимъ .</text:span><text:span text:style-name="T29"> кᲂнᲁа́къ . гла́съ , г҃ . П</text:span><text:span text:style-name="T36">рᲂро́къ ᲁне́сь , и҆ ст҃ль вы́шнѧгѡ заха́рїѧ , преᲁ̾лежи́тъ , преᲁᲂте́чевъ рᲂᲁи́тель . трапе́зᲂю прⷪ҇ро́чествїѧ всѣ́хъ пита́ѧ , питїе́мъ же пра́вᲁы , всѣ́хъ вѣ́рныхъ напаѧ́ѧ , сегѡ̀ ра́ᲁи скᲂнчава́етсѧ , ꙗ҆́кѡ таи́нникъ бжⷭ҇твеныи бж҃їѧ бл҃гᲂᲁа́ти .</text:span></text:p>
      <text:p text:style-name="P2"><text:span text:style-name="T35">[ѕ҃] 🕃 </text:span><text:span text:style-name="T43">В</text:span><text:span text:style-name="T29">ᲂспᲂмина́нїе бы́вшагѡ чꙋᲁесѐ в̾ кᲂла са́ехъ , є҆́же є҆́сть в̾ хо́нѣхъ , ѿ а҆рхистрати́га миха́ила . </text:span><text:span text:style-name="T8">трᲂпа́рь .</text:span><text:span text:style-name="T29"> гла́съ , ᲁ҃ . </text:span><text:span text:style-name="T8">Н</text:span><text:span text:style-name="T1">бⷭ҇ныхъ во́инствъ а҆рхистрати́же , мо́лимъ тѧ̀ ны́нѣ мы̀ неᲁᲂсто́йнїи . ꙗ҆́кѡ ᲁа твᲂи́ми мл҃твами пᲂкры́еши на́съ кро́вᲂмъ крилꙋ̀ , невеще́ственыѧ тѝ сла́вы . сᲂхранѧ́ющи на́съ мᲂлѧ́щихсѧ прилѣ́жнѡ , и҆ вᲂпїю́щихъ , ѿ бѣ́ᲁъ и҆зба́ви на́съ , ꙗ҆́кѡ чинᲂнача́льникъ вы́шнимъ си́ламъ .</text:span><text:span text:style-name="T8"> кᲂнᲁа́къ . гла́съ , в҃ . А҆</text:span><text:span text:style-name="T1">рхистрати́же бж҃їи , и҆ слꙋгᲂ̀ бжⷭ҇твеныѧ сла́вы . а҆́гг҃лѡмъ нача́льниче , и҆ наста́вниче чл҃кѡмъ . є҆́же є҆́сть на по́льзꙋ прᲂсѝ на́мъ , и҆ ве́лїѧ млⷭ҇ти , ꙗ҆́кѡ беспло́тнымъ а҆рхистрати́гъ .</text:span><text:span text:style-name="T43"> С</text:span><text:span text:style-name="T29">т҃а́гѡ мч҃нка є҆ѵ̾ᲁᲂѯі́ѧ , пᲂе́тсѧ на па́вечерницѣ .</text:span></text:p>
      <text:p text:style-name="P2"><text:span text:style-name="T35">[з҃] 🕃 </text:span><text:span text:style-name="T43">П</text:span><text:span text:style-name="T29">реᲁ̾пра́зᲁнество ржⷭ҇тва̀ прест҃ы́ѧ влⷣчцы на́шеѧ бцⷣы и҆ прⷭ҇нѡ ᲁв҃ы мр҃і́и . </text:span><text:span text:style-name="T43">С</text:span><text:span text:style-name="T29">т҃а́гѡ мч҃нка сᲂзѡ́нта .</text:span><text:span text:style-name="T8"> трᲂпа́рь ,</text:span><text:span text:style-name="T29"> мч҃нкꙋ . гла́съ , ᲁ҃ . М</text:span><text:span text:style-name="T36">ч҃нкъ тво́й гᲁⷭ҇и сᲂзѡ́нтъ , во страᲁа́нїи свᲂе́мъ , вѣне́цъ прїѧ́тъ нетлѣ́нныи ѿ тебѐ бг҃а на́шегѡ . и҆мѣ́ѧ бо крѣ́пᲂсть твᲂю̀ непᲂбѣᲁи́мꙋю , мꙋ́чащихъ ᲂу҆празᲁнѝ , и҆ разрꙋшѝ бѣсо́мъ немᲂщна́ѧ шата́нїѧ . тᲂгѡ̀ мл҃твами хрⷭ҇тѐ бж҃е ꙗ҆́кѡ бл҃гъ , спасѝ ᲁш҃а на́ша .</text:span><text:span text:style-name="T8"> </text:span><text:span text:style-name="T29">сла́ва , и҆ ны́нѣ . </text:span><text:span text:style-name="T8">трᲂпа́рь , </text:span><text:span text:style-name="T29">преᲁ̾пра́зᲁнествꙋ . Ѿ </text:span><text:span text:style-name="T36">ко́рене і҆єссе́ѡва , и҆ ѿ чре́слъ ᲁв҃ᲁᲂвыхъ , бг҃ᲂѻ҆трᲂкᲂви́ца мр҃і́ѧ , ᲁне́сь ражᲁа́етсѧ на́мъ . ра́ᲁᲂстїю бо ра́ᲁꙋютсѧ всѧ́ческаѧ и҆ ѡ҆бнᲂвлѧ́ютсѧ . сра́ᲁꙋйтесѧ в̾кꙋ́пѣ нб҃о и҆ землѧ̀ . вᲂсхвали́те є҆ѧ̀ ѻ҆те́чествїѧ ꙗ҆зы́къ . і҆ѡаки́мъ весели́тсѧ , и҆ а҆́нна тᲂржествꙋ́етъ зᲂвꙋ́щи , непло́ᲁы ражᲁа́етъ бцⷣꙋ и҆ пита́тельницꙋ жи́зни на́шеѧ .</text:span><text:span text:style-name="T29"> кᲂнᲁа́къ , сᲂзѡ́нтꙋ . гла́съ , ᲁ҃ . М</text:span><text:span text:style-name="T36">ч҃нкѡмъ бы́въ честна́ѧ пᲂхвала̀ , ми́рᲂви вᲂсїѧ́лъ є҆сѝ и҆сцѣле́нїи мно́жествᲂ . и҆́миже ѿ́ бг҃а ѡ҆бᲂга́щьсѧ сᲂзѡ́нте пребл҃же́нне , мл҃твами твᲂи́ми спаса́й на́съ . </text:span><text:span text:style-name="T29">кᲂнᲁа́къ , преᲁ̾пра́зᲁнествꙋ . гла́съ , в҃ . В</text:span><text:span text:style-name="T43">есели́тсѧ ны́нѣ а҆́нна , непло́ᲁїѧ раз̾рѣ́шьшисѧ сᲂꙋ́зъ , и҆ питѣ́етъ пречⷭ҇тꙋю сᲂзыва́ющи всѣ́хъ , вᲂспѣ́ти ᲁарᲂва́вшагѡ ѿ лᲂже́снъ є҆ѧ̀ землены́мъ є҆ᲁи́нꙋ мт҃рь , неи҆скꙋсᲂмꙋ́жнꙋю .</text:span></text:p>
      <text:p text:style-name="P2"><text:span text:style-name="T24">🕂</text:span><text:span text:style-name="T38"> </text:span><text:span text:style-name="T43">И҆́</text:span><text:span text:style-name="T29">же во ст҃ы́хъ ѻ҆ц҃а на́шегѡ і҆ѡа́нна , а҆рхї є҆пкⷭ҇па нᲂвгᲂро́ᲁскагѡ чꙋᲁᲂтво́рца .</text:span><text:span text:style-name="T8"> трᲂпа́рь .</text:span><text:span text:style-name="T29"> гла́съ , ᲁ҃ . Г</text:span><text:span text:style-name="T36">ᲁⷭ҇и бж҃е на́шъ , твᲂрѧ́и прⷭ҇нѡ с̾на́ми по твᲂемꙋ̀ смᲂтре́нїю , не ѿста́ви млⷭ҇ти твᲂеѧ̀ ѿ на́съ , но мл҃твами ст҃лѧ твᲂегѡ̀ і҆ѡа́нна , в̾ ми́рѣ ᲂу҆стро́й живо́тъ на́шъ .</text:span><text:span text:style-name="T29"> ᲁрꙋг</text:span><text:span text:style-name="T8">і́и , трᲂпа́рь .</text:span><text:span text:style-name="T29"> гла́съ , и҃ . Д</text:span><text:span text:style-name="T36">не́сь свѣ́тлѡ красꙋ́етсѧ сла́внѣйшїи вели́кїи но́въ гра́ᲁъ , и҆мѣ́ѧ мо́щи твᲂѧ̀ в̾ себѣ̀ ст҃лю і҆ѡа́нне , ꙗ҆́кѡ со́лнечныѧ лꙋчѝ и҆спꙋща́ѧ . и҆ пᲂᲁава́еши и҆сцѣле́нїѧ , притека́ющимъ с̾ вѣ́рᲂю к̾ ра́цѣ мᲂще́й твᲂи́хъ . мᲂли́сѧ хрⷭ҇тꙋ̀ бг҃ꙋ и҆зба́вити гра́ᲁъ се́й , невреᲁи́мь ѿ ва́рварскагѡ плѣне́нїѧ , и҆ межᲁᲂꙋсо́бныѧ бра́ни , и҆ ѻ҆́гненагѡ запале́нїѧ , ст҃лю і҆ѡа́нне бг҃ᲂмꙋ́ᲁре чꙋᲁᲂно́сче , нбⷭ҇ныи чл҃че , земны́и а҆́гг҃ле . тѣ́мъ сᲂше́ᲁшесѧ любо́вїю в̾ па́мѧть твᲂю̀ , свѣ́тлѡ пра́зᲁнꙋемъ , в̾ пѣ́снехъ и҆ пѣ́нїихъ ра́ᲁꙋющесѧ , и҆ хрⷭ҇та̀ сла́вѧще . и҆́же тебѣ̀ такᲂвꙋ́ю бл҃гᲂᲁа́ть ᲁарᲂва́вшагѡ и҆сцѣле́нїемъ , и҆ вели́кᲂмꙋ но́вꙋ гра́ᲁꙋ застꙋпле́нїе и҆ ᲂу҆тверже́нїе .</text:span><text:span text:style-name="T29"> кᲂнᲁа́къ . гла́съ , ᲁ҃ . В</text:span><text:span text:style-name="T36">ᲂзвесели́сѧ ꙗ҆вле́ннѡ честна́ѧ цр҃кви хрⷭ҇то́ва , в̾ па́мѧть ᲁне́сь приснᲂслᲂвꙋ́щагѡ ст҃лѧ і҆ѡа́нна , ѿ вели́кагѡ нᲂва̀ гра́ᲁа вᲂсїѧ́вшагѡ , и҆ всю̀ тва́рь ᲂу҆ᲁиви́вшагѡ пресла́вными чꙋᲁᲂᲁѣѧ́нїи , и҆ всѣ́ми ᲁᲂбрᲂᲁѣ́тельми ᲂу҆краси́вшагᲂсѧ . є҆го́же и҆ по преставле́нїи честно́е тѣ́лᲂ , ѡ҆брѣ́тесѧ нетлѣ́ннᲂ , и҆стᲂча́ѧ ве́лїѧ чꙋᲁеса̀ ст҃лю і҆ѡа́нне , мᲂлѝ хрⷭ҇та̀ бг҃а ѡ҆ всѣ́хъ на́съ .</text:span></text:p>
      <text:p text:style-name="P2"><text:span text:style-name="T24">[и҃] 🕀</text:span><text:span text:style-name="T35"> Р</text:span><text:span text:style-name="T24">жⷭ҇твᲂ̀ </text:span><text:span text:style-name="T29">прест҃ы́ѧ влⷣчцы на́шеѧ бцⷣы и҆ прⷭ҇нѡ ᲁв҃ы мр҃і́и .</text:span><text:span text:style-name="T8"> трᲂпа́рь . гла́съ , ᲁ҃ . Р</text:span><text:span text:style-name="T35">жⷭ҇твᲂ̀ твᲂѐ бцⷣе ᲁв҃о , ра́ᲁᲂсть вᲂзвѣстѝ , все́й вселе́ннѣй . и҆з̾ тебе́ бо вᲂсїѧ̀ сл҃нце пра́вᲁѣ хрⷭ҇то́съ бг҃ъ на́шъ . и҆ разрꙋши́въ клѧ́твꙋ , ᲁа́стъ бл҃гᲂслᲂве́нїе . и҆ ᲂу҆празᲁни́въ сме́рть , ᲁарᲂва̀ на́мъ живо́тъ вѣ́чныи .</text:span><text:span text:style-name="T8"> кᲂнᲁа́къ . гла́съ , ᲁ҃ . І҆</text:span><text:span text:style-name="T1">ѡаки́мъ и҆ а҆́нна пᲂнᲂше́нїѧ без̾ча́ᲁства , а҆ᲁа́мъ же и҆ є҆́вва , ѿ тлѝ сме́ртныѧ свᲂбᲂᲁи́стасѧ , пречⷭ҇таѧ ст҃ы́мъ ржⷭ҇тво́мъ твᲂи́мъ . тᲂ̀ пра́зᲁнꙋютъ и҆ лю́ᲁїє твᲂѝ , вины̀ грѣхо́вныѧ и҆зба́вльшесѧ вᲂпїю́ще ти , непло́ᲁы ражᲁа́етъ бцⷣꙋ и҆ пита́тельницꙋ жи́зни на́шеѧ .</text:span></text:p>
      <text:p text:style-name="P2"><text:span text:style-name="T35">[ѳ҃] 🕃 С</text:span><text:span text:style-name="T24">т҃ы́хъ пра́веᲁныхъ бг҃ᲂѻ҆ц҃ъ і҆ѡаки́ма и҆ а҆́нны .</text:span><text:span text:style-name="T29"> </text:span><text:span text:style-name="T8">трᲂпа́рь .</text:span><text:span text:style-name="T29"> гла́съ , а҃ . </text:span><text:span text:style-name="T8">И҆́</text:span><text:span text:style-name="T1">же в̾ зако́ннѣй сѣ́ни пра́веᲁни бы́вше , млаᲁе́нецъ бг҃ᲂᲁа́нныи пᲂрᲂᲁи́ста на́мъ , і҆ѡаки́мъ , и҆ а҆́нна . тѣ́мже ᲁне́сь свѣ́тлѡ тᲂржествꙋ́етъ , и҆ ве́селѡ пра́зᲁнꙋющи бжⷭ҇твенаѧ цр҃кви , честнꙋ́ю ва́шꙋ па́мѧть , сла́вѧщи ѻ҆ц҃а , вᲂз̾ᲁви́гшагѡ ро́гъ спасе́нїѧ на́мъ в̾ ᲁᲂмꙋ̀ бж҃їи . </text:span><text:span text:style-name="T29">кᲂнᲁа́къ . гла́съ , в҃ . В</text:span><text:span text:style-name="T36">есели́тсѧ ны́нѣ а҆́нна , без̾ча́ᲁства раз̾рѣ́шь шисѧ сᲂꙋ́зъ . и҆ пита́етъ пречⷭ҇тꙋю сᲂзыва́ющи всѣ́хъ , вᲂспѣ́ти ᲁарᲂва́вшагѡ , ѿ лᲂже́снъ є҆ѧ̀ земны́мъ , є҆ᲁи́нꙋ мт҃рь неи҆скꙋсᲂмꙋ́жнꙋю .</text:span><text:span text:style-name="T29"> ᲁрꙋг</text:span><text:span text:style-name="T8">і́и ,</text:span><text:span text:style-name="T29"> кᲂнᲁа́къ . гла́съ , в҃ . Б</text:span><text:span text:style-name="T36">г҃ᲂѻ҆ц҃ъ хрⷭ҇то́выхъ па́мѧть пра́зᲁнꙋемъ , и҆ ѿ си́хъ вѣ́рᲂю прᲂсѧ́ще по́мᲂщи , и҆зба́витисѧ всѣ́мъ ѿ всѧ́кїѧ ско́рби зᲂвꙋ́щимъ , бг҃ъ на́шъ с̾на́ми , и҆́же си́хъ прᲂсла́ви , ꙗ҆́кᲂже и҆зво́ли .</text:span><text:span text:style-name="T43"> С</text:span><text:span text:style-name="T29">т҃а́гѡ мч҃нка севирїа́на , пᲂе́тсѧ на па́вечерницѣ .</text:span></text:p>
      <text:p text:style-name="P2"><text:span text:style-name="T26">🕂</text:span><text:span text:style-name="T38"> </text:span><text:span text:style-name="T35">П</text:span><text:span text:style-name="T24">рпⷣбнагѡ ѻ҆ц҃а на́шегѡ і҆ѡ́сифа вᲂлᲂцка́гѡ .</text:span><text:span text:style-name="T29"> </text:span><text:span text:style-name="T8">трᲂпа́рь .</text:span><text:span text:style-name="T29"> гла́съ , є҃ . Ꙗ҆́</text:span><text:span text:style-name="T36">кѡ по́стникѡмъ ᲂу҆ᲁᲂбре́нїе , и҆ ѻ҆ц҃е́мъ красᲂтꙋ̀ , млⷭ҇ти пᲂᲁа́телѧ , раз̾сꙋжᲁе́нїю свѣти́льника , всѝ вѣ́рнїи сᲂше́ᲁшесѧ вᲂсхва́лимъ , кро́тᲂсти ᲂу҆чи́телѧ , и҆ є҆ресе́мъ пᲂсрами́телѧ , премꙋ́ᲁрагѡ і҆ѡ́сифа , рꙋ́сскꙋю ѕвѣзᲁꙋ̀ . мᲂлѧ́щасѧ гᲁⷭ҇ви , пᲂми́лᲂватисѧ ᲁш҃а́мъ на́шимъ . </text:span><text:span text:style-name="T29">кᲂнᲁа́къ . гла́съ , и҃ . Ж</text:span><text:span text:style-name="T36">итїѧ̀ тревᲂлне́нїѧ , и҆ мѧте́жа мир̾ска́гѡ , и҆ страстна́ѧ в̾зыгра́нїѧ нивᲂчто́же в̾мѣни́въ . пꙋсты́нныи гражᲁани́нъ пᲂказа́сѧ . мно́гимъ бы́сть наста́вникъ і҆ѡ́сифе прпⷣбне , и҆́нᲂкѡмъ сᲂбра́тель , и҆ мᲂле́бникъ вѣ́ренъ . чистᲂтѣ̀ рачи́тель . мᲂлѝ хрⷭ҇та̀ бг҃а , спасти́сѧ ᲁш҃а́мъ на́шимъ .</text:span></text:p>
      <text:p text:style-name="P2"><text:span text:style-name="T35">[і҃] </text:span><text:span text:style-name="T43">С</text:span><text:span text:style-name="T29">т҃ы́хъ мч҃нцъ , минᲂᲁѡ́ры , и҆ митрᲂᲁѡ́ры , и҆ нимфᲂᲁѡ́ры . кᲂнᲁа́к̾ , мч҃нцамъ . гла́съ , в҃ . И҆́</text:span><text:span text:style-name="T36">же страᲁа́ньми вᲂсїѧ́вшїѧ в̾ ми́рѣ чⷭ҇тны́ѧ ᲁв҃ы , и҆</text:span><text:span text:style-name="T43"> хрⷭ҇та̀ прᲂпᲂвѣ́ᲁавшїѧ , вѣ́рᲂю пѣ́сньми минᲂᲁѡ́рꙋ вᲂсхва́лимъ , с̾ митрᲂᲁѡ́рᲂю и҆ нимфᲂᲁѡ́рᲂю , ꙗ҆́кѡ мо́лѧтсѧ гᲁⷭ҇ви ѡ҆ всѣ́хъ на́съ .</text:span><text:span text:style-name="T29"> ᲁрꙋгі́и , кᲂнᲁа́къ . гла́съ , ᲁ҃ . По </text:span><text:span text:style-name="T36">трⷪ҇цѣ терпѣли́внѡ пᲂстраᲁа́вше , мнᲂгᲂко́зненагѡ врага̀ пᲂбѣᲁи́сте , бра́тски свѧ́зани ᲁх҃ᲂмъ . ѿ ню́ᲁꙋ же сᲂввеᲁены̀ бы́сте пѧтьмѝ ᲁв҃ами , к̾ пренбⷭ҇нᲂмꙋ страᲁа́льцы черто́гꙋ . и҆ со а҆́гг҃лы всѣ́хъ цр҃ю с̾ весе́лїемъ непреста́ннѡ преᲁ̾стᲂи́те .</text:span></text:p>
      <text:p text:style-name="P2"><text:span text:style-name="T35">[а҃і] </text:span><text:span text:style-name="T41">П</text:span><text:span text:style-name="T24">рпⷣбныѧ мт҃ре на́шеѧ ѳеᲂᲁѡ́ры , и҆́же во а҆леѯанᲁрі́и .</text:span><text:span text:style-name="T8"> трᲂпа́рь .</text:span><text:span text:style-name="T29"> гла́съ , и҃ . Ѡ҆ </text:span><text:span text:style-name="T36">тебѣ̀ мт҃и ѳеᲂᲁѡ́рᲂ , и҆звѣ́стенъ бы́сть спасе́нїѧ ѻ҆́бразъ . вᲂспрїи́мши бо крⷭ҇тъ , пᲂслѣ́ᲁᲂвала є҆сѝ хрⷭ҇тꙋ̀ . твᲂрѧ́щи же и҆ ᲂу҆ча́ше , презира́ти пло́ть , прехо́ᲁитъ бᲂ , прилѣжа́ти же ѡ҆ ᲁш҃и ве́щи без̾сме́ртнѣй . тѣ́мже и҆ со а҆́гг҃лы ра́ᲁꙋетсѧ прпⷣбнаѧ ᲁх҃ъ тво́й .</text:span><text:span text:style-name="T29"> кᲂнᲁа́къ . гла́съ , а҃ . Н</text:span><text:span text:style-name="T36">о́щи страстны́ѧ и҆збѣ́гши бг҃ᲂмꙋ́ᲁраѧ ѳеᲂᲁѡ́ра , прїи́ᲁе мы́сленѣ къ сл҃нцꙋ сла́вы . пᲂще́нїемъ ᲂу҆мертви́вши плᲂтьска́ѧ взыгра́нїѧ . ѿ ню́ᲁꙋ же бы́сть прᲂписа́нїе и҆́нᲂчествꙋющимъ , и҆ и҆справле́нїе па́ᲁшимъ в̾ житїѝ . тѣ́мже тѧ̀ пᲂчита́емъ . </text:span><text:span text:style-name="T29">ᲁрꙋгі́и , кᲂнᲁа́къ . гла́съ , в҃ . Т</text:span><text:span text:style-name="T36">ѣ́ло свᲂѐ <text:s/>пᲂсто́мъ и҆знꙋри́вши , не ᲂу҆сы́пными мл҃твами зижᲁи́телѧ мᲂлѧ́ше ѡ҆ грѣсѣ̀ свᲂе́мъ , ꙗ҆́кѡ ᲁа прїи́меши сᲂверше́но прᲂще́нїе . и҆ прїѧ́тъ ѡ҆ставле́нїе , пꙋ́ть пᲂкаѧ́нїѧ пᲂказа́вши .</text:span></text:p>
      <text:p text:style-name="P2"><text:span text:style-name="T35">[в҃і] </text:span><text:span text:style-name="T24">🕃</text:span><text:span text:style-name="T35"> </text:span><text:span text:style-name="T43">В</text:span><text:span text:style-name="T29">ъ сі́и ᲁн҃ь ѿᲁае́тсѧ пра́зᲁникъ , ржⷭ҇тва̀ прест҃ы́ѧ бцⷣы .</text:span><text:span text:style-name="T8"> трᲂпа́рь . гла́съ , ᲁ҃ . Р</text:span><text:span text:style-name="T35">жⷭ҇твᲂ̀ твᲂѐ бцⷣе ᲁв҃о , ра́ᲁᲂсть вᲂзвѣстѝ , все́й вселе́ннѣй . и҆з̾ тебе́ бо вᲂсїѧ̀ сл҃нце пра́вᲁѣ хрⷭ҇то́съ бг҃ъ на́шъ . и҆ разрꙋши́въ клѧ́твꙋ , ᲁа́стъ бл҃гᲂслᲂве́нїе . и҆ ᲂу҆празᲁни́въ сме́рть , ᲁарᲂва̀ на́мъ живо́тъ вѣ́чныи .</text:span><text:span text:style-name="T8"> кᲂнᲁа́къ . гла́съ , ᲁ҃ . І҆</text:span><text:span text:style-name="T1">ѡаки́мъ и҆ а҆́нна пᲂнᲂше́нїѧ без̾ча́ᲁства , а҆ᲁа́мъ же и҆ є҆́вва , ѿ тлѝ сме́ртныѧ свᲂбᲂᲁи́стасѧ , пречⷭ҇таѧ ст҃ы́мъ ржⷭ҇тво́мъ твᲂи́мъ . тᲂ̀ пра́зᲁнꙋютъ и҆ лю́ᲁїє твᲂѝ , вины̀ грѣхо́вныѧ и҆зба́вльшесѧ вᲂпїю́ще ти , непло́ᲁы ражᲁа́етъ бцⷣꙋ и҆ пита́тельницꙋ жи́зни на́шеѧ . </text:span><text:span text:style-name="T43">С</text:span><text:span text:style-name="T29">т҃а́гѡ сщ҃еннᲂмч҃нка а҆втᲂно́ма , пᲂе́тсѧ на па́вечерницѣ .</text:span></text:p>
      <text:p text:style-name="P2"><text:span text:style-name="T35">[г҃і] </text:span><text:span text:style-name="T24">🕃</text:span><text:span text:style-name="T35"> </text:span><text:span text:style-name="T43">Ѡ҆</text:span><text:span text:style-name="T29">бнᲂвле́нїе ст҃а́гѡ хра́ма , вᲂскрⷭ҇нїѧ хрⷭ҇та̀ бг҃а на́шегѡ . </text:span><text:span text:style-name="T43">П</text:span><text:span text:style-name="T29">реᲁ̾пра́зᲁнество чⷭ҇тна́гѡ и҆ живо твᲂрѧ́щаго крⷭ҇та̀ . </text:span><text:span text:style-name="T43">С</text:span><text:span text:style-name="T29">т҃а́гѡ сщ҃еннᲂмч҃нка , кᲂрни́ лїѧ со́тника .</text:span><text:span text:style-name="T8"> трᲂпа́рь ,</text:span><text:span text:style-name="T29"> ѡ҆бнᲂвле́нїю . гла́съ , в҃ . Ꙗ҆́</text:span><text:span text:style-name="T36">кѡ вы́шнїѧ тве́рᲁи бл҃гᲂлѣ́пїе , и҆ ни́жнюю пᲂᲁо́бнѡ ꙗ҆ви́лъ є҆сѝ красᲂтꙋ̀ , ст҃а́гѡ в̾селе́нїѧ сла́вы твᲂеѧ̀ гᲁⷭ҇и . ᲂу҆тверᲁѝ є҆гѡ̀ во́ вѣки вѣко́мъ , и҆ прїимѝ на́ша ꙗ҆́же в̾ не́мъ непреста́ннѡ принᲂси́мыѧ тѝ мᲂльбы̀ , бцⷣы ра́ᲁи , всѣ́хъ живᲂтѐ и҆ вᲂскрⷭ҇нїе . </text:span><text:span text:style-name="T29">сла́ва . </text:span><text:span text:style-name="T8">трᲂпа́рь ,</text:span><text:span text:style-name="T29"> мч҃нкꙋ . </text:span><text:span text:style-name="T28">гла́съ ,</text:span><text:span text:style-name="T29"> ᲁ҃ . И҆</text:span><text:span text:style-name="T36"> нра́вᲂмъ прича́стникъ , и҆ престо́лѡмъ намѣ́стникъ а҆пⷭ҇лѡмъ бы́въ . ᲁѣѧ́нїемъ ѡ҆брѣ́те бг҃ᲂᲁх҃нᲂве́нне бг҃ᲂвиᲁѣ́нїѧ вᲂсхо́ᲁъ . сегѡ̀ ра́ᲁи сло́во и҆́стиннѣ и҆справлѧ́ѧ , и҆ за вѣ́рꙋ пᲂстраᲁа́лъ є҆сѝ ᲁо́крᲂве . сщ҃еннᲂмч҃нче кᲂрни́лїе , мᲂлѝ хрⷭ҇та̀ бг҃а , спасти́сѧ ᲁш҃а́мъ на́шимъ . </text:span><text:span text:style-name="T29">и҆ ны́нѣ . </text:span><text:span text:style-name="T8">трᲂпа́рь ,</text:span><text:span text:style-name="T29"> крⷭ҇тꙋ̀ . гла́съ , то́йже . Ж</text:span><text:span text:style-name="T36">ивᲂтвᲂрѧ́щїи крⷭ҇тъ твᲂеѧ̀ бл҃гᲂсти , є҆го́же ᲁарᲂва̀ на́мъ неᲁᲂсто́йнымъ гᲁⷭ҇и . тебѣ́ бо тᲂгѡ̀ прино́симъ въ мл҃твꙋ . спасѝ лю́ᲁи свᲂѧ̀ мᲂлѧ́щїѧсѧ , бцⷣы ра́ᲁи , є҆ᲁи́не чл҃кᲂлю́бче .</text:span><text:span text:style-name="T29"> кᲂнᲁа́къ , крⷭ҇тꙋ̀ . </text:span><text:span text:style-name="T28">гла́съ ,</text:span><text:span text:style-name="T29"> ᲁ҃ . Ꙗ҆</text:span><text:span text:style-name="T36">ви́сѧ ᲁне́сь ѿ нѣ́ᲁръ земны́хъ спасе́нᲂе ᲁре́вᲂ , в̾ цр҃кви че́стнѡ вᲂзнᲂси́мо а҆рхїєре́ᲂвыма ᲁла́ньма . и҆ вселе́ннаѧ пᲂкланѧ́ющисѧ со́ страхᲂмъ цѣлꙋ́етъ , и҆́мже спасѐ на́съ .</text:span><text:span text:style-name="T29"> кᲂнᲁа́къ , ѡ҆бнᲂвле́нїю . гла́съ , в҃ . Ѡ҆</text:span><text:span text:style-name="T36">бнᲂвле́нїе ᲁх҃а въ срⷣцы́хъ , и҆ прᲂсвѣще́нїе внꙋ́тренихъ ᲁа́рꙋй , и҆́же вѣ́рᲂю сᲂтвᲂрѧ́ющимъ сщ҃е́ннаѧ ѡ҆бнᲂвле́нїѧ хра́ма ᲁо́мꙋ твᲂегѡ̀ . є҆мꙋ́же бл҃гᲂвᲂли́лъ є҆сѝ сᲂзᲁа́тисѧ в̾ твᲂѐ бжⷭ҇твенᲂе и҆́мѧ , є҆ᲁи́не во ст҃ы́хъ прᲂславлѧ́емыи .</text:span><text:span text:style-name="T29"> кᲂнᲁа́къ , мч҃нкꙋ . </text:span><text:span text:style-name="T28">гла́съ ,</text:span><text:span text:style-name="T29"> ᲁ҃ . Ѿ </text:span><text:span text:style-name="T36">нача́ла ст҃а́ѧ тѧ̀ цр҃кви , ꙗ҆́же ѿ ꙗ҆зы́къ пᲂказа̀ прᲂсвѣща́юща ю҆̀ , ᲂу҆го́ᲁными ти ᲁѣѧ́нїи , сщ҃еннᲂтаи́нниче бг҃ᲂмꙋ́ᲁре кᲂрни́лїе .</text:span></text:p>
      <text:p text:style-name="P2"><text:span text:style-name="T24">[ᲁ҃і] 🕀</text:span><text:span text:style-name="T35"> </text:span><text:span text:style-name="T41">В</text:span><text:span text:style-name="T24">семи́рнᲂе вᲂз̾ᲁви́женїе , честна́гѡ и҆ живᲂтвᲂрѧ́щагѡ крⷭ҇та̀ гᲁⷭ҇нѧ .</text:span><text:span text:style-name="T8"> трᲂпа́рь . гла́съ , а҃ . С</text:span><text:span text:style-name="T1">пасѝ</text:span><text:span text:style-name="T42">̀ гᲁⷭ҇и лю́ᲁи свᲂѧ̀ , и҆ бл҃гᲂслᲂвѝ ᲁᲂстᲂѧ́нїе свᲂѐ , пᲂбѣ́ᲁы ᲁержа́ве рᲂсси́йстей на сᲂпрᲂти́вныѧ ᲁа́рꙋй , и҆ свᲂѧ̀ сᲂхранѧ́ѧ крⷭ҇то́мъ лю́ᲁи .</text:span><text:span text:style-name="T36"> </text:span><text:span text:style-name="T8">кᲂнᲁа́къ . гла́съ , ᲁ҃ . В</text:span><text:span text:style-name="T1">ᲂзнесы́исѧ на́ крⷭ҇тъ во́лею , тезᲂи҆мени́тᲂмꙋ нн҃ѣ гра́ᲁꙋ твᲂемꙋ̀ , щеᲁро́ты твᲂѧ̀ ᲁа́рꙋй хрⷭ҇тѐ бж҃е . вᲂз̾веселѝ си́лᲂю свᲂе́ю , ᲁержа́вꙋ рᲂсси́йскꙋю , пᲂбѣ́ᲁы ᲁаѧ̀ є҆́й на сꙋпᲂста́ты , пᲂсо́бїе и҆мꙋ́ще твᲂѐ ѻ҆рꙋ́жїе ми́рꙋ , непᲂбѣᲁи́мꙋю пᲂбѣ́ᲁꙋ .</text:span></text:p>
      <text:p text:style-name="P2"><text:span text:style-name="T35">[є҃і] 🕃 С</text:span><text:span text:style-name="T24">т҃а́гѡ великᲂмч҃нка ники́ты .</text:span><text:span text:style-name="T8"> трᲂпа́рь . гла́съ , ᲁ҃ . К</text:span><text:span text:style-name="T1">рⷭ҇тъ хрⷭ҇то́въ , ꙗ҆́кѡ нѣ́кᲂе ѻ҆рꙋ́жїе ᲂу҆се́рᲁнѡ вᲂспрїи́мъ , и҆ к̾ бᲂре́нїю враго́въ прите́клъ є҆сѝ , и҆ за хрⷭ҇та̀ пᲂстраᲁа́въ . пᲂслѣᲁѝ ѻ҆гне́мъ сщ҃е́ннꙋю свᲂю̀ ᲁш҃ꙋ гᲁⷭ҇ви пре́ᲁавъ . ѿ ню́ᲁꙋ же и҆ ᲁаро́мъ и҆сцѣле́нїѧ ѿ негѡ̀ спᲂᲁо́бисѧ прїѧ́ти . великᲂмч҃нче ники́тᲂ , мᲂлѝ хрⷭ҇та̀ бг҃а спасти́сѧ ᲁш҃а́мъ на́шимъ .</text:span><text:span text:style-name="T8"> кᲂнᲁа́къ . гла́съ , в҃ .</text:span><text:span text:style-name="T1"> </text:span><text:span text:style-name="T8">П</text:span><text:span text:style-name="T1">ре́лести пᲂсѣ́къ ᲁержа́вꙋ , тве́рᲁᲂстїю сѝ , и҆ пᲂбѣ́ᲁы прїе́мъ вѣне́цъ въ страᲁа́нїи свᲂе́мъ . со а҆́гг҃лы сла́вне весели́шисѧ , ники́то тезᲂи҆мени́те . с̾ ни́ми же хрⷭ҇та̀ бг҃а мᲂлѧ̀ непреста́ннѡ ѡ҆ всѣ́хъ на́съ .</text:span></text:p>
      <text:p text:style-name="P2"><text:span text:style-name="T35">[ѕ҃і] 🕃 С</text:span><text:span text:style-name="T24">т҃ы́ѧ великᲂмꙋ́ченицы , є҆вфи́мїи прехва́льныѧ .</text:span><text:span text:style-name="T36"> </text:span><text:span text:style-name="T8">трᲂпа́рь .</text:span><text:span text:style-name="T29"> гла́съ , ᲁ҃ . А҆́</text:span><text:span text:style-name="T36">гница твᲂѧ̀ і҆с҃е є҆вфи́мїѧ , зᲂве́тъ ве́лїемъ гла́сᲂмъ , тебѐ женишѐ мо́й лю́бѧщи , и҆ и҆́щꙋщи стражᲁꙋ̀ и҆ с̾распина́юсѧ , и҆ с̾пᲂгреба́юсѧ кр҃ще́нїемъ твᲂи́мъ , и҆ мꙋ́кꙋ прїимꙋ̀ тебѐ ра́ᲁи , ᲁа црⷭ҇твꙋю с̾ тᲂбо́ю , и҆ ᲂу҆мира́ю наᲁе́жᲁꙋ и҆мѣ́ѧ на тѧ̀ , ꙗ҆́кѡ ᲁа живꙋ̀ ᲂу҆ тебѐ . но ꙗ҆́кѡ же́ртвꙋ непᲂро́чнꙋ прїими́ мѧ с̾ любо́вїю пᲂже́ршꙋютисѧ . тᲂѧ̀ мл҃твами хрⷭ҇тѐ бж҃е , спасѝ ᲁш҃а на́ша .</text:span><text:span text:style-name="T29"> кᲂнᲁа́къ . гла́съ , ᲁ҃ . Въ </text:span><text:span text:style-name="T36">страᲁа́нїи свᲂе́мъ ᲁо́брѣ пᲂᲁвиза́сѧ , и҆ по сме́рти на́съ ѡ҆сщ҃а́еши , чꙋᲁе́съ твᲂи́хъ всехва́льнаѧ и҆стᲂче́нїемъ . тѣ́мъ ти ᲂу҆спе́нїе ст҃о́е пᲂе́мъ , вѣ́рᲂю прибѣга́юще въ бжⷭ҇твеныи тво́й хра́мъ . ᲁа и҆зба́вимсѧ бᲂлѣ́зней ᲁш҃е́вныхъ , и҆ чꙋᲁе́съ бл҃гᲂᲁа́ть пᲂчерпе́мъ .</text:span></text:p>
      <text:p text:style-name="P2"><text:span text:style-name="T35">[з҃і] </text:span><text:span text:style-name="T43">С</text:span><text:span text:style-name="T29">т҃ы́хъ мч҃нцъ , вѣ́ры , любвѐ , наᲁе́жᲁы , и҆ мт҃ри и҆́хъ со́фїи . кᲂнᲁа́къ . </text:span><text:span text:style-name="T8">гла́съ , а҃ . А҆́</text:span><text:span text:style-name="T1">гницы слᲂве́снїи , а҆́гницꙋ и҆ па́стырю бесѣ́ᲁᲂвати спᲂᲁо́бистесѧ . ѻ҆́гневи лю́тᲂмꙋ и҆ мꙋ́камъ пре́ᲁани бы́сте , и҆ ꙗ҆ви́стесѧ а҆́гг҃лѡмъ равнᲂче́стни . тѣ́мъ всѝ , сщ҃е́ннꙋю ва́шꙋ па́мѧть пра́зᲁнꙋемъ , в̾ весе́лїи срⷣца ᲁв҃ы бг҃ᲂмꙋ́ᲁрыѧ .</text:span></text:p>
      <text:p text:style-name="P2"><text:span text:style-name="T35">[и҃і] </text:span><text:span text:style-name="T43">П</text:span><text:span text:style-name="T29">рпⷣбнагѡ ѻ҆ц҃а на́шегѡ є҆вме́нїѧ , є҆пкⷭ҇па гᲂртꙋ́нскагѡ чꙋᲁᲂтво́рца . кᲂнᲁа́къ . гла́съ , в҃ . С</text:span><text:span text:style-name="T36">вѣ́тᲂмъ бжⷭ҇твенымъ , прᲂсвѣти́всѧ всебл҃же́нне , прᲂсвѣща́еши на́съ вѣ́рᲂю вᲂспѣва́ющихъ тѝ чⷭ҇тно́е и҆ сла́внᲂе , и҆ ст҃о́е ѻ҆́ч҃е преставле́нїе . ст҃лю є҆ѵ̾ме́нїе , мᲂлѝ непреста́ннѡ ѡ҆ всѣ́хъ на́съ .</text:span></text:p>
      <text:p text:style-name="P2"><text:span text:style-name="T35">[ѳ҃і] </text:span><text:span text:style-name="T43">С</text:span><text:span text:style-name="T29">т҃ы́хъ мч҃нкъ , трᲂфи́ма , саваті́ѧ и҆ ᲁѡриме́нта .</text:span><text:span text:style-name="T8"> трᲂпа́рь .</text:span><text:span text:style-name="T29"> гла́съ , и҃ . Въ </text:span><text:span text:style-name="T36">трⷪ҇цы хвали́мыи бг҃ъ , трⷪ҇цꙋ мч҃нкъ прᲂсла́ви , трᲂфи́ма и҆ саваті́ѧ и҆ ᲁѡриме́нта . въ тᲂгѡ̀ вѣ́рᲂвавше , врага̀ низ̾лᲂжи́ша . тѣ́хъ мл҃твами хрⷭ҇тѐ бж҃е на́шъ пᲂми́лꙋй на́съ .</text:span><text:span text:style-name="T29"> кᲂнᲁа́къ . гла́съ , ᲁ҃ . Ꙗ҆́</text:span><text:span text:style-name="T36">кѡ страᲁа́льцемъ ᲂу҆крѣпле́нїе , и҆ бл҃гᲂче́стїѧ ре́внᲂсть , цр҃кви чте́тъ и҆ пра́зᲁнꙋетъ твᲂѐ свѣтᲂно́снᲂе страᲁа́нїе , всепа́мѧтне бл҃же́нне страᲁа́льче , ᲁᲂблемꙋ́ᲁре непресла́вне трᲂфи́ме , со страᲁа́льцы твᲂи́ми . ѡ҆чище́нїе пᲂю́щимъ тѧ̀ прᲂсѝ , ꙗ҆́кѡ приснᲂпа́мѧтенъ .</text:span></text:p>
      <text:p text:style-name="P2"><text:span text:style-name="T24">🕂</text:span><text:span text:style-name="T26"> </text:span><text:span text:style-name="T43">П</text:span><text:span text:style-name="T29">реставле́нїе бл҃гᲂвѣ́рнагѡ вели́кагѡ кн҃зѧ ѳео́ᲁѡра , и҆ ча́ᲁъ є҆гѡ̀ , бл҃гᲂвѣ́рныхъ кн҃зе́й , ᲁв҃ᲁа и҆ кᲂнстанти́на , смᲂле́нскихъ и҆ ꙗ҆рᲂсла́вскихъ чꙋᲁᲂтво́рцевъ .</text:span><text:span text:style-name="T8"> трᲂпа́рь ,</text:span><text:span text:style-name="T29"> ѳео́ᲁѡрꙋ . гла́съ , ᲁ҃ . Ꙗ҆́</text:span><text:span text:style-name="T36">кѡ цѣли́тель преи҆зрѧ́ᲁенъ , и҆ наказа́тель бл҃гᲂпрїѧ́тенъ , мирскі́и мѧте́жь ѡ҆ста́вилъ є҆сѝ , и҆ крⷭ҇тъ сво́й на ра́мо взе́мъ , бжⷭ҇твенымъ житїе́мъ по́живъ , и҆ вᲂз̾ᲁержа́нїемъ пло́ти ᲁш҃ꙋ ᲂу҆краси́лъ є҆сѝ . и҆ к̾ мᲂще́мъ твᲂи́мъ притека́ющимъ , сᲂсꙋ́ᲁъ бл҃гᲂᲁа́ти пᲂказа́сѧ всеблаже́нне ѳео́ᲁѡре . тѣ́мъ мо́лимъ тѧ̀ вᲂспѣва́юще твᲂю̀ па́мѧть , во ѱалмѣ́хъ и҆ въ пѣ́снехъ прпⷣбне , мᲂли́сѧ ѡ҆ ᲁш҃а́хъ на́шихъ . </text:span><text:span text:style-name="T29">трᲂпа́рь , ст҃ы́мъ ѻ҆́бщїи . гла́съ , и҃ . Ꙗ҆́</text:span><text:span text:style-name="T36">кѡ ѕвѣ́зᲁы мнᲂгᲂсвѣ́тлыѧ ѿ ю҆́нᲂсти вᲂсїѧ́вше , ѡ҆свѣти́ли є҆стѐ срⷣца̀ вѣ́рныхъ , принесе́нїемъ честны́хъ мᲂще́й ва́шихъ , ᲁᲂбрᲂᲁѣ́тельми бо чꙋᲁе́съ во́ плᲂти , ꙗ҆́кѡ а҆́гг҃ли на землѝ пᲂказа́стесѧ . пᲂще́нїемъ насажᲁе́ни бы́сте , ꙗ҆́кѡ ᲁрева̀ при вᲂᲁа́хъ вᲂз̾ᲁержа́нїѧ , и҆ напᲂе́ни стрꙋѧ́ми сле́зъ ва́шихъ , и҆ скве́рнꙋ ѡ҆мы́сте . сегѡ̀ ра́ᲁи ꙗ҆ви́стесѧ прїѧ́телище бж҃їѧ ᲁх҃а , кнѧ́же ѳео́ᲁѡре , ᲁв҃ᲁе и҆ кᲂнстанти́не . мᲂли́те хрⷭ҇та̀ бг҃а , спасти́сѧ ᲁш҃а́мъ на́шимъ .</text:span><text:span text:style-name="T29"> кᲂнᲁа́къ , ѳео́ᲁѡрꙋ . гла́съ , ᲁ҃ . Ꙗ҆</text:span><text:span text:style-name="T36">ви́сѧ ве́лїе сл҃нце хрⷭ҇то́вѣ цр҃кви , прᲂсвѣща́ѧ ᲂу҆че́нїѧ свѣтлᲂстьмѝ всече́стне . ꙗ҆́кѡ черпа́лᲂмъ златы́мъ ѿ кла́ᲁѧзѧ не и҆ско́паннагѡ чꙋᲁе́съ пᲂче́рплъ є҆сѝ , ѿ и҆сто́чника не и҆стᲂщи́магѡ . на ᲂу҆спе́нїи свᲂе́мъ и҆спи́лъ є҆сѝ всеблаже́нне ѳео́ᲁѡре . и҆ ны́нѣ ѡ҆ всѣ́хъ на́съ хрⷭ҇та̀ мᲂлѝ ᲁарᲂва́ти грѣхо́въ прᲂще́нїе . сла́ва прпⷣбнымъ и҆ пᲂхвала̀ . </text:span><text:span text:style-name="T29">ᲁрꙋгі́и , кᲂнᲁа́къ , ст҃ы́мъ . гла́съ , и҃ . Ꙗ҆</text:span><text:span text:style-name="T36">ви́стесѧ свѣти́льницы всесвѣ́тлїи , во́плᲂти ꙗ҆́кѡ а҆́гг҃ли . и҆ ꙗ҆́кѡ живᲂта̀ ᲁре́во ра́йскᲂе , пᲂще́нїемъ и҆ бᲁѣ́нїемъ и҆ вѣ́рᲂю вᲂзраща́еми прᲂцвѣлѝ є҆стѐ . мл҃твами свᲂи́ми , нбⷭ҇ныѧ бл҃гᲂᲁа́ти прїе́мше . вра́чеве же крѣ́пцы ꙗ҆́вльшесѧ , и҆сцѣлѧ́ете неᲁꙋ́жныхъ ᲁш҃а , съ вѣ́рᲂю прибѣга́ющихъ к̾ ра́цѣ мᲂще́й ва́шихъ , чꙋᲁᲂтво́рцы сла́внїи , ѳео́ᲁѡре и҆ ᲁв҃ᲁе , и҆ кᲂнстанти́не . мᲂли́те хрⷭ҇та̀ бг҃а , грѣхо́въ ѡ҆ставле́нїе ᲁарᲂва́ти , вѣ́рᲂю и҆ любо́вїю чтꙋ́щимъ па́мѧть ва́шꙋ .</text:span></text:p>
      <text:p text:style-name="P2"><text:soft-page-break/><text:span text:style-name="T35">[к҃] 🕃 С</text:span><text:span text:style-name="T24">т҃а́гѡ</text:span><text:span text:style-name="T29"> великᲂ</text:span><text:span text:style-name="T24">мч҃нка є҆в̾ста́фїѧ ,</text:span><text:span text:style-name="T29"> и҆ жены̀ є҆гѡ̀ , и҆ ча́ᲁъ є҆гѡ̀ .</text:span><text:span text:style-name="T8"> трᲂпа́рь . гла́съ ,</text:span><text:span text:style-name="T29"> ᲁ҃ . М</text:span><text:span text:style-name="T43">ч҃нц</text:span><text:span text:style-name="T36">ы твᲂѝ гᲁⷭ҇и , во страᲁа́нїихъ свᲂи́хъ вѣнцы̀ прїѧ́ша нетлѣ́нныѧ , ѿ тебѐ бг҃а на́шегѡ . и҆мꙋ́ще бо крѣ́пᲂсть твᲂю̀ непᲂбѣᲁи́мꙋю , мꙋ́чащихъ ᲂу҆празᲁни́ша . и҆ сᲂкрꙋши́ша бѣсо́мъ немᲂщна́ѧ шата́нїѧ . тѣ́хъ мл҃твами хрⷭ҇тѐ бж҃е спасѝ ᲁш҃а на́ша . </text:span><text:span text:style-name="T29">кᲂнᲁа́къ . гла́съ , в҃ . С</text:span><text:span text:style-name="T36">тра́сти хрⷭ҇то́вѣ ꙗ҆́вѣ ᲂу҆пᲂᲁо́билсѧ є҆сѝ , и҆ тᲂгѡ̀ и҆спи́въ вѣ́рнѡ ча́шꙋ , ѻ҆́бщникъ є҆ѵ̾ста́фїе , и҆ сла́вѣ наслѣ́ᲁникъ бы́сть . ѿ самᲂгѡ̀ всѣ́хъ бг҃а , прїе́мыи с̾ вы́ше бжⷭ҇твенᲂе ѡ҆ставле́нїе .</text:span></text:p>
      <text:p text:style-name="P2"><text:span text:style-name="T24">🕂</text:span><text:span text:style-name="T38"> </text:span><text:span text:style-name="T43">С</text:span><text:span text:style-name="T29">т҃ы́хъ м</text:span><text:span text:style-name="T24">ч҃</text:span><text:span text:style-name="T29">нкъ и҆ и҆спᲂвѣ́ᲁникъ , вели́кагѡ кн҃зѧ миха́ила черни́гᲂвскагѡ , и҆ бᲂлѧ́рина є҆гѡ̀ ѳео́ᲁѡра . </text:span><text:span text:style-name="T8">трᲂпа́рь .</text:span><text:span text:style-name="T29"> гла́съ , ᲁ҃ . Ж</text:span><text:span text:style-name="T36">и́знь свᲂю̀ мч҃нчески сᲂверши́вше , и҆спᲂвѣ́ᲁанїѧ вѣнцы̀ ᲂу҆краси́вшесѧ . к̾ нбⷭ҇нымъ вᲂстеко́ста , миха́иле премꙋ́ᲁре , с̾ ᲁо́блимъ ѳео́ᲁѡрᲂмъ , мᲂли́та хрⷭ҇та̀ бг҃а , сᲂхрани́ти ѻ҆те́чество ва́ю , и҆ лю́ᲁи по вели́цѣй є҆гѡ̀ млⷭ҇ти . </text:span><text:span text:style-name="T29">кᲂнᲁа́къ . гла́съ , и҃ . Ц</text:span><text:span text:style-name="T36">рⷭ҇тво земно́е и҆ сла́вꙋ ꙗ҆́кѡ прехᲂᲁѧ́щꙋю ѡ҆ста́вилъ є҆сѝ . самᲂзва́нъ прише́ᲁъ к̾ пᲂᲁвиго́мъ . трⷪ҇цꙋ и҆спᲂвѣ́ᲁалъ є҆сѝ преᲁ̾ нечести́вымъ мꙋчи́телемъ . страстᲂте́рпче миха́иле , с̾ ᲁо́блимъ ѳео́ᲁѡрᲂмъ , цр҃е́ви си́ламъ преᲁ̾стᲂѧ́ста . мᲂли́те без̾ вреᲁа̀ сᲂхрани́ти ѻ҆те́чество ва́ю и҆ лю́ᲁи , ᲁа ва́ю непреста́ннѡ пᲂчита́емъ .</text:span></text:p>
      <text:p text:style-name="P2"><text:span text:style-name="T35">[к҃а] </text:span><text:span text:style-name="T24">🕃</text:span><text:span text:style-name="T35"> </text:span><text:span text:style-name="T43">Въ </text:span><text:span text:style-name="T29">сі́и ᲁн҃ь ѿᲁае́тсѧ пра́зᲁник̾ , чⷭ҇тна́гѡ крⷭ҇та̀ .</text:span><text:span text:style-name="T43"> </text:span><text:span text:style-name="T8">трᲂпа́рь . гла́съ , а҃ . С</text:span><text:span text:style-name="T1">пасѝ</text:span><text:span text:style-name="T42">̀ гᲁⷭ҇и лю́ᲁи свᲂѧ̀ , и҆ бл҃гᲂслᲂвѝ ᲁᲂстᲂѧ́нїе свᲂѐ , пᲂбѣ́ᲁы ᲁержа́ве рᲂсси́йстей на сᲂпрᲂти́вныѧ ᲁа́рꙋй , и҆ свᲂѧ̀ сᲂхранѧ́ѧ крⷭ҇то́мъ лю́ᲁи .</text:span><text:span text:style-name="T36"> </text:span><text:span text:style-name="T8">кᲂнᲁа́къ . гла́съ , ᲁ҃ . В</text:span><text:span text:style-name="T1">ᲂзнесы́исѧ на́ крⷭ҇тъ во́лею , тезᲂи҆мени́тᲂмꙋ нн҃ѣ гра́ᲁꙋ твᲂемꙋ̀ , щеᲁро́ты твᲂѧ̀ ᲁа́рꙋй хрⷭ҇тѐ бж҃е . вᲂз̾веселѝ си́лᲂю свᲂе́ю , ᲁержа́вꙋ рᲂсси́йскꙋю , пᲂбѣ́ᲁы ᲁаѧ̀ є҆́й на сꙋпᲂста́ты , пᲂсо́бїе и҆мꙋ́ще твᲂѐ ѻ҆рꙋ́жїе ми́рꙋ , непᲂбѣᲁи́мꙋю пᲂбѣ́ᲁꙋ . </text:span><text:span text:style-name="T43">С</text:span><text:span text:style-name="T29">т҃а́гѡ а҆пⷭ҇ла ко́ᲁрата , и҆́же в̾ магнисі́и . слꙋ́жба є҆мꙋ̀ пᲂе́тсѧ , въ к҃в ᲁе́нь .</text:span></text:p>
      <text:p text:style-name="P2"><text:span text:style-name="T35">[к҃в] </text:span><text:span text:style-name="T41">С</text:span><text:span text:style-name="T24">т҃а́гѡ сщ҃еннᲂмꙋ́ченика фѡ́ки ,</text:span><text:span text:style-name="T29"> є҆пкⷭ҇па синᲂпі́йскагѡ . трᲂпа́рь , сщ҃еннᲂмч҃нкꙋ . гла́съ , ᲁ҃ . И҆</text:span><text:span text:style-name="T36"> нра́вᲂмъ прича́стникъ , и҆ престо́лᲂмъ намѣ́стникъ , а҆пⷭ҇лѡмъ бы́въ . ᲁѣѧ́нїемъ ѡ҆брѣ́те бг҃ᲂᲁх҃нᲂве́нне , бг҃ᲂвиᲁѣ́нїѧ вᲂсхо́ᲁъ . сегѡ̀ ра́ᲁи сло́во и҆́стиннᲂе и҆справлѧ́ѧ , и҆ вѣ́ры ра́ᲁи пᲂстраᲁа́лъ є҆сѝ ᲁо́крᲂве , сщ҃еннᲂмч҃нче фѡ́кᲂ . мᲂлѝ хрⷭ҇та̀ бг҃а , спасти́сѧ ᲁш҃а́мъ на́шимъ . </text:span><text:span text:style-name="T8">трᲂпа́рь ,</text:span><text:span text:style-name="T29"> а҆пⷭ҇лꙋ . </text:span><text:span text:style-name="T8">гла́съ , </text:span><text:span text:style-name="T28">г҃ . А҆</text:span><text:span text:style-name="T37">пⷭ҇ле ст҃ы́и </text:span><text:span text:style-name="T36">ко́нᲁрате , </text:span><text:span text:style-name="T1">мᲂлѝ млⷭ҇тиваго бг҃а , ᲁа грѣхо́въ ѡ҆ставле́нїе пᲂᲁа́стъ ᲁш҃а́мъ на́шимъ . </text:span><text:span text:style-name="T29">кᲂнᲁа́къ , а҆пⷭ҇лꙋ . гла́съ , и҃ . Ꙗ҆́</text:span><text:span text:style-name="T36">кѡ ст҃лѧ че́стна и҆ страᲁа́льца крѣпча́йша , вселе́ннаѧ прино́ситъ тѝ гᲁⷭ҇и , бжⷭ҇твенагѡ ко́нᲁрата а҆пⷭ҇ла . и҆ пѣ́сньми пра́зᲁнꙋетъ , честнꙋ́ю є҆гѡ̀ па́мѧть , прᲂсѧ́щи всегᲁа̀ сᲂгрѣше́нїемъ ѡ҆ставле́нїе , є҆гѡ̀ ра́ᲁи ᲁарᲂва́тисѧ пᲂю́щимъ чл҃кᲂлю́бца . </text:span><text:span text:style-name="T29">кᲂнᲁа́къ , сщ҃еннᲂмч҃нкꙋ . гла́съ , ѕ҃ . Ꙗ҆́</text:span><text:span text:style-name="T36">кѡ ст҃ль принᲂсѧ̀ ѻ҆́ч҃е же́ртвы , на кᲂне́цъ себѐ принесѐ же́ртвꙋ жи́вꙋ . свиᲁѣ́тельствᲂвавъ зако́ннѡ ѡ҆ хрⷭ҇тѣ̀ бз҃ѣ . ѿ а҆́гг҃лъ ᲂу҆крѣплѧ́емь , и҆ сме́рть и҆звᲂлѧ́ѧ , сы́и с̾ вᲂпїю́щими тѝ . прїиᲁѝ фѡ́ко с̾на́ми , и҆ никто́же наны̀ .</text:span><text:span text:style-name="T43"> С</text:span><text:span text:style-name="T29">т҃а́гѡ прᲂро́ка і҆ѡ́ны , и҆ прпⷣбнагѡ і҆ѡ́ны презви́тера , ѻ҆ц҃а фео́фанꙋ твᲂрца̀ кано́нᲂмъ , и҆ ѳео́ᲁѡрꙋ начерта́ннᲂмꙋ , пᲂе́тсѧ на па́вечерницѣ .</text:span></text:p>
      <text:p text:style-name="P2"><text:span text:style-name="T35">[к҃г] </text:span><text:span text:style-name="T24">🕃</text:span><text:span text:style-name="T35"> </text:span><text:span text:style-name="T43">З</text:span><text:span text:style-name="T29">ача́тїе чⷭ҇тна́гѡ сла́внагѡ прᲂро́ка и҆ прⷣтчи крⷭ҇тлѧ гᲁⷭ҇нѧ і҆ѡа́нна .</text:span><text:span text:style-name="T8"> трᲂпа́рь .</text:span><text:span text:style-name="T29"> гла́съ , ᲁ҃ . И҆́</text:span><text:span text:style-name="T43">же пре́жᲁе</text:span><text:span text:style-name="T36"> неражᲁа́ющаѧ непло́ᲁы весели́сѧ . се́бо зача́тъ сл҃нцꙋ свѣти́льника , ꙗ҆́вѣ прᲂсвѣти́ти хᲂтѧ́ща всю̀ вселе́ннꙋю , невѣ́ᲁѣнїѧ слѣпᲂто́ю бᲂлѧ́щꙋ . ликꙋ́й заха́рїе , вᲂпїѧ̀ с̾ ᲁерзнᲂве́нїемъ , прⷪ҇ро́къ вы́шнѧгѡ є҆́сть хᲂтѧ́и рᲂᲁи́тисѧ .</text:span><text:span text:style-name="T29"> кᲂнᲁа́к̾ . гла́съ , а҃ . В</text:span><text:span text:style-name="T36">есели́тсѧ свѣ́тло заха́рїа вели́кїи с̾ пресла́внᲂю є҆лисаве́тїю сꙋпрꙋ́гᲂю ᲁᲂсто́йнѡ зачина́ющи і҆ѡа́нна прⷣтчꙋ . є҆го́же а҆рха́гг҃лъ бл҃гᲂвѣстѝ ра́ᲁꙋѧсѧ . и҆ чл҃цы ᲁᲂстᲂᲁо́лжнѡ пᲂчте́мъ ꙗ҆́кѡ ᲂу҆чи́телѧ бл҃гᲂᲁа́ти .</text:span></text:p>
      <text:p text:style-name="P2"><text:span text:style-name="T35">[к҃ᲁ] </text:span><text:span text:style-name="T24">🕃</text:span><text:span text:style-name="T35"> </text:span><text:span text:style-name="T43">С</text:span><text:span text:style-name="T29">т҃ы́ѧ первᲂмч҃нцы и҆ равнᲂа҆пⷭ҇льныѧ ѳе́клы прехва́льныѧ .</text:span><text:span text:style-name="T8"> трᲂпа́рь .</text:span><text:span text:style-name="T29"> гла́съ , ᲁ҃ . С</text:span><text:span text:style-name="T36">лᲂвесе́мъ па́влᲂвымъ наꙋчи́вшисѧ , бг҃ᲂневѣ́стнаѧ ѳе́клᲂ , и҆ вѣ́рᲂю ᲂу҆тверᲁи́вшисѧ ѿ петра̀ бг҃ᲂзва́ннаѧ . первᲂмч҃нца ꙗ҆ви́сѧ , и҆ первᲂстраᲁа́льница в̾ жена́хъ . взы́ᲁе на пла́мень , ꙗ҆́кѡ на мѣ́сто бл҃гᲂцвѣтꙋ́щее . ѕвѣ́ри и҆ ю҆нцы̀ ᲂу҆страши́шасѧ тебѐ , вᲂѡ҆рꙋжи́бᲂсѧ крⷭ҇то́мъ . тѣ́мъ мᲂлѝ всехва́льнаѧ хрⷭ҇та̀ бг҃а , спасти́сѧ ᲁш҃а́мъ на́шимъ .</text:span><text:span text:style-name="T29"> кᲂнᲁа́къ . гла́съ , в҃ . </text:span><text:span text:style-name="T8">ᲂ</text:span><text:span text:style-name="T1">у҆</text:span><text:span text:style-name="T36">ѧзви́вши срⷣце свᲂѐ ᲁо́браѧ ᲁв҃о любо́вїю хрⷭ҇то́вᲂю , ѡ҆брꙋ́чника вре́меннагᲂ , ꙗ҆́кѡ небрего́ма преѡ҆би́ᲁѣвши , и҆ на ѻ҆́гнь ᲁерзнꙋ́ла є҆сѝ . ѕвѣре́мъ же ᲂу҆ста̀ заграᲁи́ла є҆сѝ . и҆ спа́сшисѧ ѿ ни́хъ прилѣжа́ше па́вла и҆́щꙋщи , ѳе́кло первᲂстраᲁа́льнаѧ .</text:span></text:p>
      <text:p text:style-name="P2"><text:span text:style-name="T35">[к҃є]</text:span><text:span text:style-name="T24"> </text:span><text:span text:style-name="T43">П</text:span><text:span text:style-name="T29">рпⷣбныѧ ма́тере на́шеѧ є҆вфрᲂси́нїи .</text:span><text:span text:style-name="T8"> трᲂпа́рь .</text:span><text:span text:style-name="T29"> гла́съ , и҃ . Ѡ҆ </text:span><text:span text:style-name="T36">тебѣ̀ мт҃и </text:span><text:span text:style-name="T43">є҆вфрᲂси́нїе ,</text:span><text:span text:style-name="T36"> и҆звѣ́стенъ бы́сть спасе́нїѧ ѻ҆́бразъ . вᲂспрїе́мши бо крⷭ҇тъ , пᲂслѣ́ᲁᲂвала є҆сѝ хрⷭ҇тꙋ̀ , твᲂрѧ́щи же и҆ ᲂу҆ча́щи , є҆́же презрѣ́ти пло́ть , прехо́ᲁитъ бᲂ . прилѣжа́ти же ѡ҆ ᲁш҃и ве́щи без̾сме́ртнѣй . тѣ́мже и҆ со а҆́гг҃лы ра́ᲁꙋетсѧ прпⷣбнаѧ ᲁх҃ъ тво́й .</text:span><text:span text:style-name="T29"> кᲂнᲁа́к̾ . гла́съ , в҃ . В</text:span><text:span text:style-name="T36">ы́шнѧго живᲂта̀ жела́ющи спᲂᲁо́битисѧ , ни́жнюю пи́щꙋ то́щно ѡ҆ста́вила є҆сѝ . и҆ себѐ привмѣси́ла є҆сѝ пᲂсреᲁѣ̀ мꙋже́й . ѡ҆брꙋ́чника вре́меннагѡ небрегла̀ є҆сѝ .</text:span></text:p>
      <text:p text:style-name="P1"><text:span text:style-name="T27">🕂</text:span><text:span text:style-name="T39"> </text:span><text:span text:style-name="T37">П</text:span><text:span text:style-name="T28">рпⷣбнагѡ ѻ҆ц҃а на́шегѡ и҆гꙋ́мена , се́ргїѧ чꙋᲁᲂтво́рца , и҆́же в̾ ма́кᲂвцѣ , ла́вры живᲂна ча́льныѧ трⷪ҇цы .</text:span><text:span text:style-name="T8"> трᲂпа́рь .</text:span><text:span text:style-name="T28"> гла́съ , ᲁ҃ .</text:span><text:span text:style-name="T8"> И҆́</text:span><text:span text:style-name="T1">же ᲁᲂбро ᲁѣ́тели пᲂᲁви́жникъ , ꙗ҆́кѡ вᲂи́стинꙋ во́инъ хрⷭ҇та̀ бг҃а , на́ страсти вѣльмѝ пᲂᲁ̾виза́сѧ в̾ жи́зни вре́меннѣй . в̾ пѣ́нїихъ бᲁѣ́нїихъ же и҆ пᲂще́нїихъ , ѻ҆́бразъ бы́въ свᲂи́мъ ᲂу҆ченико́мъ . тѣ́мже и҆ в̾ тѧ̀ всели́сѧ прест҃ы́и ᲁх҃ъ , є҆го́же ᲁѣ́йствїемъ свѣ́тлѡ ᲂу҆кра́шенъ . но ꙗ҆́кѡ и҆мѣ́ѧ ᲁерзнᲂве́нїе к̾ ст҃ѣ́й трⷪ҇цѣ , пᲂмина́й ста́ᲁо є҆́же сᲂбра̀ мꙋ́ᲁре . и҆ незабꙋ́ᲁи ꙗ҆́кᲂже ѡ҆бѣща́сѧ , пᲂсѣща́ѧ ча́ᲁъ свᲂи́хъ се́ргїе прпⷣбне ѻ҆́ч҃е на́шъ . </text:span><text:span text:style-name="T8">кᲂнᲁа́к̾ . гла́съ , и҃ . Х</text:span><text:span text:style-name="T1">рⷭ҇то́вᲂю любо́вїю ᲂу҆ѧзви́всѧ прпⷣбне , тᲂмꙋ̀ невᲂз̾вра́тнымъ жела́нїемъ пᲂслѣ́ᲁᲂвалъ є҆сѝ . всѧ́ко наслажᲁе́нїе плᲂтьско́е вᲂз̾ненави́ᲁѣвъ , и҆ ꙗ҆́кѡ сл҃нце ѻ҆те́чествꙋ сѝ вᲂсїѧ́лъ є҆сѝ . тѣ́мъ и҆ хрⷭ҇то́съ ᲁа́рᲂмъ чꙋᲁе́съ ѡ҆бᲂгати́тѧ . пᲂмина́й на́съ чтꙋ́щихъ пресвѣ́тлꙋю па́мѧть твᲂю̀ . ᲁа зᲂве́мъ тѝ , ра́ᲁꙋисѧ се́ргїе бг҃ᲂмꙋ́ᲁре .</text:span></text:p>
      <text:p text:style-name="P2"><text:span text:style-name="T24">[к҃ѕ] 🕂</text:span><text:span text:style-name="T35"> П</text:span><text:span text:style-name="T24">реставле́нїе ст҃а́гѡ а҆пⷭ҇ла и҆ є҆ѵⷢ҇али́ста і҆ѡа́нна бг҃ᲂсло́ва .</text:span><text:span text:style-name="T8"> трᲂпа́рь . гла́съ , в҃ . А҆</text:span><text:span text:style-name="T1">пⷭ҇ле хрⷭ҇тꙋ̀ бг҃ꙋ вᲂзлю́бленне , пᲂтщи́сѧ и҆зба́вити лю́ᲁи без̾ѿвѣ́тны . прїе́млетъ бо тѧ̀ припа́ᲁающа , и҆́же прїе́мъ тѧ на пе́рси вᲂзле́гша . є҆го́же мᲂлѝ бг҃ᲂсло́ве , належа́щее преще́нїе ꙗ҆зы́ческᲂе ꙗ҆́кѡ ѻ҆́блакъ разгна́ти , прᲂсѧ̀ на́мъ ми́ра и҆ ве́лїѧ млⷭ҇ти . </text:span><text:span text:style-name="T8">кᲂнᲁа́къ . гла́съ , в҃ . В</text:span><text:span text:style-name="T1">ели́чїѧ твᲂѧ̀ ᲁв҃ьствениче ктᲂ̀ и҆спᲂвѣ́сть ; и҆стᲂча́еши бо чꙋᲁеса̀ , и҆ и҆злива́еши и҆сцѣле́нїѧ , и҆ мо́лишисѧ за ᲁш҃а на́ша , ꙗ҆́кѡ бг҃ᲂсло́въ и҆ ᲁрꙋ́гъ хрⷭ҇то́въ .</text:span></text:p>
      <text:p text:style-name="P2"><text:span text:style-name="T35">[к҃з]</text:span><text:span text:style-name="T8"> </text:span><text:span text:style-name="T43">С</text:span><text:span text:style-name="T29">т҃а́гѡ мч҃нка калистра́та , и҆ ᲁрꙋжи́ны є҆гѡ̀ . </text:span><text:span text:style-name="T8">трᲂпа́рь . гла́съ ,</text:span><text:span text:style-name="T29"> ᲁ҃ . М</text:span><text:span text:style-name="T43">ч҃нц</text:span><text:span text:style-name="T36">ы твᲂѝ гᲁⷭ҇и , во страᲁа́нїихъ свᲂи́хъ вѣнцы̀ прїѧ́ша нетлѣ́нныѧ , ѿ тебѐ бг҃а на́шегѡ . и҆мꙋ́ще бо крѣ́пᲂсть твᲂю̀ непᲂбѣᲁи́мꙋю , мꙋ́чащихъ ᲂу҆празᲁни́ша . и҆ сᲂкрꙋши́ша бѣсо́мъ немᲂщна́ѧ шата́нїѧ . тѣ́хъ мл҃твами хрⷭ҇тѐ бж҃е спасѝ ᲁш҃а на́ша .</text:span><text:span text:style-name="T29"> кᲂнᲁа́къ . гла́съ , ᲁ҃ . М</text:span><text:span text:style-name="T36">нᲂгᲂѡ҆бра́зныѧ ра́ны претерпѣ́вше , и҆ вѣнцы̀ ѿ́ бг҃а ꙗ҆́вѣ прїе́мше . ѡ҆ на́съ мᲂли́тесѧ бл҃же́ннїи , па́мѧть всепра́зᲁнественꙋю ва́мъ сᲂверша́ющихъ , вели́кїи калистра́те хрⷭ҇то́ви , со страᲁа́вшими , ᲂу҆мири́ти па́ствинꙋ и҆ лю́ᲁи . то́й бо є҆́сть вѣ́рнымъ ᲂу҆тверже́нїе .</text:span></text:p>
      <text:p text:style-name="P2"><text:span text:style-name="T24">🕂</text:span><text:span text:style-name="T38"> </text:span><text:span text:style-name="T35">П</text:span><text:span text:style-name="T24">рпⷣбнагѡ ѻ҆ц҃а на́шегѡ ,</text:span><text:span text:style-name="T29"> саваті́ѧ сᲂлᲂве́цка гѡ чꙋᲁᲂтво́рца .</text:span><text:span text:style-name="T8"> трᲂпа́рь .</text:span><text:span text:style-name="T29"> гла́съ , ᲁ҃ . </text:span><text:span text:style-name="T8">ᲂ</text:span><text:span text:style-name="T1">у҆</text:span><text:span text:style-name="T36">ᲁа́ливсѧ ми́ра , и҆ вᲂᲁвᲂри́сѧ в̾ пꙋсты́ни , ᲁо́брымъ по́ᲁвигᲂмъ пᲂᲁвиза́сѧ , ѕлᲂстраᲁа́нїемъ и҆ внима́нїемъ и҆ мᲂли́твами , ѿ ню́ᲁꙋ же и҆ по сме́рти и҆стᲂча́еши и҆сцѣле́нїѧ , саваті́е ѻ҆́ч҃е на́шъ , мᲂлѝ хрⷭ҇та̀ бг҃а , спасти́сѧ ᲁш҃а́мъ на́шимъ . </text:span><text:span text:style-name="T29">ᲁрꙋгі́и , </text:span><text:span text:style-name="T8">трᲂпа́рь .</text:span><text:span text:style-name="T29"> Ѿ </text:span><text:span text:style-name="T36">ю҆́нᲂсти свᲂеѧ̀ прпⷣбне ве́сь себѐ гᲁⷭ҇ви преᲁ̾лᲂжи́въ , и҆ землена́ѧ всѧ̀ ѡ҆ста́вль , хрⷭ҇то́вымъ стᲂпа́мъ пᲂслѣ́ᲁᲂвалъ є҆сѝ те́плѣ , и҆ беспло́тныхъ ты̀ сᲂжи́тель ꙗ҆ви́сѧ . и҆ всѣ́мъ прпⷣбнымъ сᲂо́бщникъ пребл҃же́нне сасаті́е . тѣ́мъ мо́лимтисѧ ѻ҆́ч҃е , мᲂли́сѧ ѡ҆ на́съ непреста́ннѡ всегᲁа̀ хрⷭ҇тꙋ̀ бг҃ꙋ , ᲁа млⷭ҇тивъ бꙋ́ᲁетъ на́мъ в̾ ᲁн҃ь сꙋ́ᲁныи .</text:span><text:span text:style-name="T29"> кᲂнᲁа́къ . гла́съ , в҃ . Ж</text:span><text:span text:style-name="T36">ите́йскїѧ мᲂлвы̀ ѿбѣ́гъ , всели́сѧ в̾ мᲂрскі́и ѻ҆́стрᲂвъ премꙋ́ᲁре . крⷭ҇тъ сво́й взе́мъ , хрⷭ҇то́ви пᲂслѣ́ᲁᲂвалъ є҆сѝ . в̾ мл҃твахъ и҆ бᲁѣ́нїихъ и҆ пᲂстѣ́хъ , ѕлᲂстраᲁа́нїемъ пло́ть свᲂю̀ и҆з̾нꙋрѧ́ѧ . тѣ́мъ бы́сть прпⷣбнымъ ᲂу҆ᲁᲂбре́нїе . сегѡ̀ ра́ᲁи любо́вїю па́мѧть твᲂю̀ пра́зᲁнꙋемъ , прпⷣбне саваті́е . мᲂлѝ хрⷭ҇та̀ бг҃а непреста́ннѡ ѡ҆ всѣ́хъ на́съ .</text:span></text:p>
      <text:p text:style-name="P2"><text:span text:style-name="T35">[к҃и]</text:span><text:span text:style-name="T24"> 🕂</text:span><text:span text:style-name="T35"> </text:span><text:span text:style-name="T43">П</text:span><text:span text:style-name="T29">рпⷣбнагѡ ѻ҆ц҃а на́шегѡ харитѡ́на и҆спᲂвѣ́ᲁника .</text:span><text:span text:style-name="T8"> трᲂпа́рь .</text:span><text:span text:style-name="T29"> гла́съ , и҃ . С</text:span><text:span text:style-name="T36">ле́зъ твᲂи́хъ и҆сто́чники , пꙋсты́ни беспло́ᲁнᲂе напᲂи́лъ є҆сѝ . и҆ є҆́же и҆з̾ глꙋбины̀ вᲂз̾ᲁыха́ньми , во́сто трꙋᲁы̀ расплᲂᲁи́лъ є҆сѝ . и҆ бы́сть свѣти́льникъ вселе́ннѣй , сїѧ́ѧ чꙋᲁесы̀ . ѻ҆́ч҃е на́шъ харитѡ́не мᲂлѝ хрⷭ҇та̀ бг҃а , спасти́сѧ ᲁш҃а́мъ на́шимъ .</text:span><text:span text:style-name="T29"> кᲂнᲁа́къ . гла́съ , в҃ . Н</text:span><text:span text:style-name="T36">аслаᲁи́всѧ бг҃ᲂмꙋ́ᲁре вᲂз̾ᲁержа́нїѧ , и҆ жела́нїѧ пло́ти твᲂеѧ̀ ѡ҆бꙋзᲁа́въ , ꙗ҆ви́сѧ вѣ́рᲂю вᲂз̾раща́емь . и҆ ꙗ҆́кѡ живᲂта̀ ᲁре́во ра́йскᲂе прᲂцвѣ́лъ є҆сѝ , харитѡ́не ѻ҆́ч҃е сщ҃е́нныи .</text:span></text:p>
      <text:p text:style-name="P2"><text:span text:style-name="T35">[к҃ѳ] 🕃 </text:span><text:span text:style-name="T43">П</text:span><text:span text:style-name="T29">рпⷣбнагѡ ѻ҆ц҃а на́шегѡ кѷрїа́ка ѿхо́ᲁ ника .</text:span><text:span text:style-name="T8"> трᲂпа́рь .</text:span><text:span text:style-name="T28"> гла́съ ,</text:span><text:span text:style-name="T29"> а҃ . П</text:span><text:span text:style-name="T36">ꙋсты́нныи жи́тель , и҆ во́ плᲂти а҆́гг҃лъ , и҆ чꙋᲁᲂтво́рецъ пᲂказа́сѧ , бг҃ᲂно́се ѻ҆́ч҃е на́шъ кѷрїа́че . пᲂще́нїемъ , и҆ бᲁѣ́нїемъ , и҆ мᲂли́твами нбⷭ҇ныѧ ᲁа́ры прїе́мъ , и҆сцѣлѧ́еши неᲁꙋ́жныхъ , и҆ ᲁш҃а прихᲂᲁѧ́щихъ тѝ с̾ вѣ́рᲂю . сла́ва ᲁа́вшемꙋ тѝ крѣ́пᲂсть . сла́ва вѣнча́вшемꙋ тѧ̀ . сла́ва ᲁѣ́ющемꙋ тᲂбо́ю всѣ́мъ и҆сцѣле́нїѧ .</text:span><text:span text:style-name="T29"> кᲂнᲁа́къ . гла́съ , ᲁ҃ . В</text:span><text:span text:style-name="T36">ᲂз̾ᲁержа́нїемъ по́стничествᲂ , и҆ жи́тельство ты̀ стѧжа́въ прпⷣбне , кѷрїа́че чꙋᲁᲂтво́рче . ѡ҆ на́съ мᲂлѝ хрⷭ҇та̀ бг҃а , твᲂрѧ́щихъ па́мѧть твᲂю̀ .</text:span><text:span text:style-name="T29"> ᲁрꙋгі́и , кᲂнᲁа́къ . гла́съ , в҃ . Ч</text:span><text:span text:style-name="T36">истᲂто́ю ᲁш҃е́внᲂю , бжⷭ҇твенѡ вᲂѡ҆рꙋжи́всѧ , и҆ непреста́нныѧ мᲂли́твы ꙗ҆́кѡ кᲂпїѐ в̾рꙋчи́въ , крѣ́пкѡ с̾сѣ́клъ є҆сѝ бѣсо́вскаѧ ѡ҆пᲂлче́нїѧ , кѷрїа́че ѻ҆́ч҃е на́шъ , мᲂли́сѧ непреста́ннѡ ѡ҆ всѣ́хъ на́съ .</text:span></text:p>
      <text:p text:style-name="P2"><text:span text:style-name="T35">[л҃] 🕃 С</text:span><text:span text:style-name="T24">т҃а́гѡ сщ҃еннᲂмч҃нка григо́рїѧ вели́кїѧ а҆рме́нїи .</text:span><text:span text:style-name="T8"> трᲂпа́рь .</text:span><text:span text:style-name="T29"> гла́съ , ᲁ҃ . И҆</text:span><text:span text:style-name="T36"> нра́вᲂмъ прича́стникъ , и҆ престо́лᲂмъ намѣ́стникъ , а҆пⷭ҇лѡмъ бы́въ . ᲁѣѧ́нїи ѡ҆брѣ́те бг҃ᲂᲁх҃нᲂве́нне , бг҃ᲂвиᲁѣ́нїѧ вᲂсхо́ᲁъ . сегѡ̀ ра́ᲁи сло́во и҆́стиннᲂе и҆справлѧ́ѧ , и҆ вѣ́ры ра́ᲁи пᲂстраᲁа́лъ є҆сѝ ᲁо́крᲂве . сщ҃еннᲂмч҃нче григо́рїе , мᲂлѝ хрⷭ҇та̀ бг҃а , спасти́сѧ ᲁш҃а́мъ на́шимъ .</text:span><text:span text:style-name="T29"> кᲂнᲁа́къ . гла́съ , в҃ . С</text:span><text:span text:style-name="T36">ла́внагѡ ст҃лѧ всѝ , ꙗ҆́кѡ страᲁа́льца свѣ́тла и҆ и҆́стинна , ᲁне́сь вѣ́рнїи прїиᲁѣ́те , пѣ́сньми , и҆ пѣ́нїи пᲂхва́лимъ , бо́ᲁрагѡ па́стырѧ и҆ ᲂу҆чи́телѧ григо́рїѧ , свѣти́льника всеми́рнагѡ , хрⷭ҇тꙋ̀ ны́нѣ мᲂлѧ́щасѧ , спасти́сѧ на́мъ .</text:span></text:p>
      <text:p text:style-name="P2"><text:span text:style-name="T24">🕂</text:span><text:span text:style-name="T26"> </text:span><text:span text:style-name="T43">П</text:span><text:span text:style-name="T29">рпⷣбнагѡ ѻ҆ц҃а на́шегѡ григо́рїѧ , и҆́же на пе́льшмѣ рѣцѣ̀ . </text:span><text:span text:style-name="T8">трᲂпа́рь .</text:span><text:span text:style-name="T29"> гла́съ , и҃ . Л</text:span><text:span text:style-name="T36">юбо́вїю хрⷭ҇то́вᲂю бг҃ᲂмꙋ́ᲁре прᲂсвѣти́всѧ , ᲁᲂбрᲂᲁѣ́тельми ѡ҆блиста́лъ є҆сѝ . и҆ всѧ́ко наслажᲁе́нїе плᲂтьско́е вᲂз̾ненави́ᲁѣвъ , и҆ в̾ пꙋсты́ню всели́всѧ . в̾ не́йже вельмѝ пᲂᲁвиза́всѧ в̾ жи́зни се́й вре́меннѣй , в̾ пѣ́нїихъ и҆ во бᲁѣ́нїихъ и҆ в̾ пᲂще́нїихъ . тѣ́мже и҆ хрⷭ҇то́съ ᲁа́рᲂмъ чꙋᲁе́съ ѡ҆бᲂгати́ тѧ . но пᲂмина́й на́съ чтꙋ́щихъ пресвѣ́тлꙋю па́мѧть твᲂю̀ прпⷣбне ѻ҆́ч҃е григо́рїе , и҆ мᲂлѝ хрⷭ҇та̀ бг҃а , спасти́сѧ ᲁш҃а́мъ на́шимъ .</text:span><text:span text:style-name="T29"> кᲂнᲁа́къ . гла́съ , и҃ . Х</text:span><text:span text:style-name="T36">рⷭ҇то́вᲂю любо́вїю ᲂу҆ѧзви́всѧ прпⷣбне , и҆ тᲂмꙋ̀ невᲂз̾вра́тнымъ <text:s/>жела́нїемъ пᲂслѣ́ᲁᲂвалъ є҆сѝ . всѧ́ко наслажᲁе́нїе плᲂтьско́е вᲂз̾ненави́ᲁѣ , и҆ в̾ пꙋсты́ню всели́сѧ , и҆ в̾ не́й вельмѝ пᲂᲁвиза́сѧ . тѣ́мъ и҆ хрⷭ҇то́съ ᲁа́рᲂмъ чꙋᲁе́съ ѡ҆бᲂгати́ тѧ . пᲂмина́й на́съ чтꙋ́щихъ пресвѣ́тлꙋю па́мѧть твᲂю̀ . ᲁа зᲂве́мъ тѝ , ра́ᲁꙋисѧ прпⷣбне григо́рїе ѻ҆́ч҃е на́шъ 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Noto Serif CJK SC" svg:font-family="'Noto Serif CJK SC'" style:font-family-generic="system" style:font-pitch="variable"/>
    <style:font-face style:name="Orthodox.tt Ucs8" svg:font-family="'Orthodox.tt Ucs8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pitch-complex="variable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Ort.t_20_Ucs8.30" style:display-name="Ort.t Ucs8.30" style:family="paragraph" style:parent-style-name="Standard">
      <style:paragraph-properties style:line-height-at-least="0.1665in" fo:text-align="justify" style:justify-single-word="false"/>
      <style:text-properties fo:color="#000000" loext:opacity="100%" style:font-name="Orthodox.tt Ucs8" fo:font-family="'Orthodox.tt Ucs8'" style:font-pitch="variable" fo:font-size="30pt" style:font-size-asian="30pt" style:font-name-complex="Orthodox.tt Ucs8" style:font-family-complex="'Orthodox.tt Ucs8'" style:font-pitch-complex="variable" style:font-size-complex="12pt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1:58:00</meta:creation-date>
    <dc:date>2024-11-09T19:29:54.129000000</dc:date>
    <meta:editing-cycles>7</meta:editing-cycles>
    <meta:editing-duration>PT2H8M37S</meta:editing-duration>
    <meta:document-statistic meta:table-count="0" meta:image-count="0" meta:object-count="0" meta:page-count="3" meta:paragraph-count="42" meta:word-count="5416" meta:character-count="29408" meta:non-whitespace-character-count="24029"/>
    <meta:generator>LibreOffice/24.2.7.2$Linux_X86_64 LibreOffice_project/420$Build-2</meta:generator>
  </office:meta>
</office:document-meta>
</file>